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01cm"/>
    </style:style>
    <style:style style:name="co3" style:family="table-column">
      <style:table-column-properties fo:break-before="auto" style:column-width="4.553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4.249cm"/>
    </style:style>
    <style:style style:name="co6" style:family="table-column">
      <style:table-column-properties fo:break-before="auto" style:column-width="3.743cm"/>
    </style:style>
    <style:style style:name="co7" style:family="table-column">
      <style:table-column-properties fo:break-before="auto" style:column-width="3.695cm"/>
    </style:style>
    <style:style style:name="co8" style:family="table-column">
      <style:table-column-properties fo:break-before="auto" style:column-width="3.946cm"/>
    </style:style>
    <style:style style:name="co9" style:family="table-column">
      <style:table-column-properties fo:break-before="auto" style:column-width="4.376cm"/>
    </style:style>
    <style:style style:name="co10" style:family="table-column">
      <style:table-column-properties fo:break-before="auto" style:column-width="2.856cm"/>
    </style:style>
    <style:style style:name="co11" style:family="table-column">
      <style:table-column-properties fo:break-before="auto" style:column-width="3.819cm"/>
    </style:style>
    <style:style style:name="co12" style:family="table-column">
      <style:table-column-properties fo:break-before="auto" style:column-width="4.025cm"/>
    </style:style>
    <style:style style:name="co13" style:family="table-column">
      <style:table-column-properties fo:break-before="auto" style:column-width="5.923cm"/>
    </style:style>
    <style:style style:name="co14" style:family="table-column">
      <style:table-column-properties fo:break-before="auto" style:column-width="9.424cm"/>
    </style:style>
    <style:style style:name="co15" style:family="table-column">
      <style:table-column-properties fo:break-before="auto" style:column-width="4.902cm"/>
    </style:style>
    <style:style style:name="co16" style:family="table-column">
      <style:table-column-properties fo:break-before="auto" style:column-width="6.401cm"/>
    </style:style>
    <style:style style:name="co17" style:family="table-column">
      <style:table-column-properties fo:break-before="auto" style:column-width="7.654cm"/>
    </style:style>
    <style:style style:name="co18" style:family="table-column">
      <style:table-column-properties fo:break-before="auto" style:column-width="7.137cm"/>
    </style:style>
    <style:style style:name="co19" style:family="table-column">
      <style:table-column-properties fo:break-before="auto" style:column-width="7.054cm"/>
    </style:style>
    <style:style style:name="co20" style:family="table-column">
      <style:table-column-properties fo:break-before="auto" style:column-width="3.496cm"/>
    </style:style>
    <style:style style:name="co21" style:family="table-column">
      <style:table-column-properties fo:break-before="auto" style:column-width="2.545cm"/>
    </style:style>
    <style:style style:name="co22" style:family="table-column">
      <style:table-column-properties fo:break-before="auto" style:column-width="4.307cm"/>
    </style:style>
    <style:style style:name="co23" style:family="table-column">
      <style:table-column-properties fo:break-before="auto" style:column-width="3.859cm"/>
    </style:style>
    <style:style style:name="co24" style:family="table-column">
      <style:table-column-properties fo:break-before="auto" style:column-width="3.916cm"/>
    </style:style>
    <style:style style:name="co25" style:family="table-column">
      <style:table-column-properties fo:break-before="auto" style:column-width="3.692cm"/>
    </style:style>
    <style:style style:name="co26" style:family="table-column">
      <style:table-column-properties fo:break-before="auto" style:column-width="3.944cm"/>
    </style:style>
    <style:style style:name="co27" style:family="table-column">
      <style:table-column-properties fo:break-before="auto" style:column-width="2.822cm"/>
    </style:style>
    <style:style style:name="co28" style:family="table-column">
      <style:table-column-properties fo:break-before="auto" style:column-width="3.189cm"/>
    </style:style>
    <style:style style:name="co29" style:family="table-column">
      <style:table-column-properties fo:break-before="auto" style:column-width="4.279cm"/>
    </style:style>
    <style:style style:name="co30" style:family="table-column">
      <style:table-column-properties fo:break-before="auto" style:column-width="3.244cm"/>
    </style:style>
    <style:style style:name="co31" style:family="table-column">
      <style:table-column-properties fo:break-before="auto" style:column-width="3.3cm"/>
    </style:style>
    <style:style style:name="co32" style:family="table-column">
      <style:table-column-properties fo:break-before="auto" style:column-width="3.888cm"/>
    </style:style>
    <style:style style:name="co33" style:family="table-column">
      <style:table-column-properties fo:break-before="auto" style:column-width="4.978cm"/>
    </style:style>
    <style:style style:name="co34" style:family="table-column">
      <style:table-column-properties fo:break-before="auto" style:column-width="4.951cm"/>
    </style:style>
    <style:style style:name="co35" style:family="table-column">
      <style:table-column-properties fo:break-before="auto" style:column-width="5.006cm"/>
    </style:style>
    <style:style style:name="co36" style:family="table-column">
      <style:table-column-properties fo:break-before="auto" style:column-width="3.664cm"/>
    </style:style>
    <style:style style:name="co37" style:family="table-column">
      <style:table-column-properties fo:break-before="auto" style:column-width="3.44cm"/>
    </style:style>
    <style:style style:name="co38" style:family="table-column">
      <style:table-column-properties fo:break-before="auto" style:column-width="3.72cm"/>
    </style:style>
    <style:style style:name="co39" style:family="table-column">
      <style:table-column-properties fo:break-before="auto" style:column-width="3.748cm"/>
    </style:style>
    <style:style style:name="co40" style:family="table-column">
      <style:table-column-properties fo:break-before="auto" style:column-width="3.831cm"/>
    </style:style>
    <style:style style:name="co41" style:family="table-column">
      <style:table-column-properties fo:break-before="auto" style:column-width="2.993cm"/>
    </style:style>
    <style:style style:name="co42" style:family="table-column">
      <style:table-column-properties fo:break-before="auto" style:column-width="3.803cm"/>
    </style:style>
    <style:style style:name="co43" style:family="table-column">
      <style:table-column-properties fo:break-before="auto" style:column-width="3.328cm"/>
    </style:style>
    <style:style style:name="co44" style:family="table-column">
      <style:table-column-properties fo:break-before="auto" style:column-width="2.769cm"/>
    </style:style>
    <style:style style:name="co45" style:family="table-column">
      <style:table-column-properties fo:break-before="auto" style:column-width="3.776cm"/>
    </style:style>
    <style:style style:name="co46" style:family="table-column">
      <style:table-column-properties fo:break-before="auto" style:column-width="5.761cm"/>
    </style:style>
    <style:style style:name="co47" style:family="table-column">
      <style:table-column-properties fo:break-before="auto" style:column-width="5.985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Create_20_Profile">
      <style:table-properties table:display="true" style:writing-mode="lr-tb"/>
    </style:style>
    <style:style style:name="ta2" style:family="table" style:master-page-name="PageStyle_5f_Add_20_Credit_20_Card">
      <style:table-properties table:display="true" style:writing-mode="lr-tb"/>
    </style:style>
    <style:style style:name="ta3" style:family="table" style:master-page-name="PageStyle_5f_Add_20_Gift_20_Card">
      <style:table-properties table:display="true" style:writing-mode="lr-tb"/>
    </style:style>
    <style:style style:name="ta4" style:family="table" style:master-page-name="PageStyle_5f_Pay_20_Online">
      <style:table-properties table:display="true" style:writing-mode="lr-tb"/>
    </style:style>
    <style:style style:name="ta5" style:family="table" style:master-page-name="PageStyle_5f_Update_20_Profile">
      <style:table-properties table:display="true" style:writing-mode="lr-tb"/>
    </style:style>
    <style:style style:name="ta6" style:family="table" style:master-page-name="PageStyle_5f_Quick_20_Reorder">
      <style:table-properties table:display="true" style:writing-mode="lr-tb"/>
    </style:style>
    <style:style style:name="ta7" style:family="table" style:master-page-name="PageStyle_5f_Wait_20_List">
      <style:table-properties table:display="true" style:writing-mode="lr-tb"/>
    </style:style>
    <style:style style:name="ta8" style:family="table" style:master-page-name="PageStyle_5f_Mobile_20_Pay">
      <style:table-properties table:display="true" style:writing-mode="lr-tb"/>
    </style:style>
    <style:style style:name="ta9" style:family="table" style:master-page-name="PageStyle_5f_URL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88cm solid #c0c0c0" style:direction="ltr" fo:border-right="0.088cm solid #c0c0c0" style:rotation-angle="0" style:rotation-align="none" style:shrink-to-fit="false" fo:border-top="0.088cm solid #c0c0c0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88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00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00cc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2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000000" style:text-outline="false" style:text-line-through-styl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Create Profil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row table:style-name="ro1">
          <table:table-cell table:style-name="ce1" office:value-type="string">
            <text:p>Iteration</text:p>
          </table:table-cell>
          <table:table-cell table:style-name="ce1" office:value-type="string">
            <text:p>First Name</text:p>
          </table:table-cell>
          <table:table-cell table:style-name="ce1" office:value-type="string">
            <text:p>Last Name</text:p>
          </table:table-cell>
          <table:table-cell table:style-name="ce1" office:value-type="string">
            <text:p>Email_ID</text:p>
          </table:table-cell>
          <table:table-cell table:style-name="ce1" office:value-type="string">
            <text:p>Menu</text:p>
          </table:table-cell>
          <table:table-cell table:style-name="ce1" office:value-type="string">
            <text:p>Submenu</text:p>
          </table:table-cell>
          <table:table-cell table:style-name="ce1" office:value-type="string">
            <text:p>Zip Code</text:p>
          </table:table-cell>
        </table:table-row>
        <table:table-row table:style-name="ro1">
          <table:table-cell table:style-name="ce2" office:value-type="string">
            <text:p>11</text:p>
          </table:table-cell>
          <table:table-cell office:value-type="string">
            <text:p>ogtest</text:p>
          </table:table-cell>
          <table:table-cell office:value-type="string">
            <text:p>olive</text:p>
          </table:table-cell>
          <table:table-cell office:value-type="string">
            <text:p>iostest21@gmail.com</text:p>
          </table:table-cell>
          <table:table-cell office:value-type="string">
            <text:p>Appetizers</text:p>
          </table:table-cell>
          <table:table-cell office:value-type="string">
            <text:p>Calamari</text:p>
          </table:table-cell>
          <table:table-cell office:value-type="string">
            <text:p>32164</text:p>
          </table:table-cell>
        </table:table-row>
        <table:table-row table:style-name="ro1">
          <table:table-cell office:value-type="string">
            <text:p>over</text:p>
          </table:table-cell>
          <table:table-cell office:value-type="string">
            <text:p>ogtest</text:p>
          </table:table-cell>
          <table:table-cell office:value-type="string">
            <text:p>olive</text:p>
          </table:table-cell>
          <table:table-cell office:value-type="string">
            <text:p>iosperftest1@gmail.com</text:p>
          </table:table-cell>
          <table:table-cell office:value-type="string">
            <text:p>Classic Recipes</text:p>
          </table:table-cell>
          <table:table-cell office:value-type="string">
            <text:p>Five Cheese Ziti al Forno</text:p>
          </table:table-cell>
          <table:table-cell office:value-type="string">
            <text:p>79606</text:p>
          </table:table-cell>
        </table:table-row>
        <table:table-row table:style-name="ro1">
          <table:table-cell office:value-type="string">
            <text:p>over</text:p>
          </table:table-cell>
          <table:table-cell office:value-type="string">
            <text:p>ogtest</text:p>
          </table:table-cell>
          <table:table-cell office:value-type="string">
            <text:p>olive</text:p>
          </table:table-cell>
          <table:table-cell office:value-type="string">
            <text:p>iosperftest2@gmail.com</text:p>
          </table:table-cell>
          <table:table-cell office:value-type="string">
            <text:p>Classic Recipes</text:p>
          </table:table-cell>
          <table:table-cell office:value-type="string">
            <text:p>Five Cheese Ziti al Forno</text:p>
          </table:table-cell>
          <table:table-cell office:value-type="string">
            <text:p>79606</text:p>
          </table:table-cell>
        </table:table-row>
        <table:table-row table:style-name="ro1">
          <table:table-cell office:value-type="string">
            <text:p>over</text:p>
          </table:table-cell>
          <table:table-cell office:value-type="string">
            <text:p>ogtest</text:p>
          </table:table-cell>
          <table:table-cell office:value-type="string">
            <text:p>olive</text:p>
          </table:table-cell>
          <table:table-cell office:value-type="string">
            <text:p>iosperftest3@gmail.com</text:p>
          </table:table-cell>
          <table:table-cell office:value-type="string">
            <text:p>Classic Recipes</text:p>
          </table:table-cell>
          <table:table-cell office:value-type="string">
            <text:p>Five Cheese Ziti al Forno</text:p>
          </table:table-cell>
          <table:table-cell office:value-type="string">
            <text:p>79606</text:p>
          </table:table-cell>
        </table:table-row>
        <table:table-row table:style-name="ro1">
          <table:table-cell office:value-type="string">
            <text:p>over</text:p>
          </table:table-cell>
          <table:table-cell office:value-type="string">
            <text:p>ogtest</text:p>
          </table:table-cell>
          <table:table-cell office:value-type="string">
            <text:p>olive</text:p>
          </table:table-cell>
          <table:table-cell office:value-type="string">
            <text:p>iosperftest4@gmail.com</text:p>
          </table:table-cell>
          <table:table-cell office:value-type="string">
            <text:p>Classic Recipes</text:p>
          </table:table-cell>
          <table:table-cell office:value-type="string">
            <text:p>Five Cheese Ziti al Forno</text:p>
          </table:table-cell>
          <table:table-cell office:value-type="string">
            <text:p>79606</text:p>
          </table:table-cell>
        </table:table-row>
        <table:table-row table:style-name="ro1">
          <table:table-cell office:value-type="string">
            <text:p>over</text:p>
          </table:table-cell>
          <table:table-cell office:value-type="string">
            <text:p>ogtest</text:p>
          </table:table-cell>
          <table:table-cell office:value-type="string">
            <text:p>olive</text:p>
          </table:table-cell>
          <table:table-cell office:value-type="string">
            <text:p>iosperftest5@gmail.com</text:p>
          </table:table-cell>
          <table:table-cell office:value-type="string">
            <text:p>Classic Recipes</text:p>
          </table:table-cell>
          <table:table-cell office:value-type="string">
            <text:p>Five Cheese Ziti al Forno</text:p>
          </table:table-cell>
          <table:table-cell office:value-type="string">
            <text:p>79606</text:p>
          </table:table-cell>
        </table:table-row>
        <table:table-row table:style-name="ro1">
          <table:table-cell office:value-type="string">
            <text:p>over</text:p>
          </table:table-cell>
          <table:table-cell office:value-type="string">
            <text:p>ogtest</text:p>
          </table:table-cell>
          <table:table-cell office:value-type="string">
            <text:p>olive</text:p>
          </table:table-cell>
          <table:table-cell office:value-type="string">
            <text:p>iosperftest6@gmail.com</text:p>
          </table:table-cell>
          <table:table-cell office:value-type="string">
            <text:p>Classic Recipes</text:p>
          </table:table-cell>
          <table:table-cell office:value-type="string">
            <text:p>Five Cheese Ziti al Forno</text:p>
          </table:table-cell>
          <table:table-cell office:value-type="string">
            <text:p>79606</text:p>
          </table:table-cell>
        </table:table-row>
        <table:table-row table:style-name="ro1">
          <table:table-cell office:value-type="string">
            <text:p>over</text:p>
          </table:table-cell>
          <table:table-cell office:value-type="string">
            <text:p>ogtest</text:p>
          </table:table-cell>
          <table:table-cell office:value-type="string">
            <text:p>olive</text:p>
          </table:table-cell>
          <table:table-cell office:value-type="string">
            <text:p>iosperftest7@gmail.com</text:p>
          </table:table-cell>
          <table:table-cell office:value-type="string">
            <text:p>Classic Recipes</text:p>
          </table:table-cell>
          <table:table-cell office:value-type="string">
            <text:p>Five Cheese Ziti al Forno</text:p>
          </table:table-cell>
          <table:table-cell office:value-type="string">
            <text:p>79606</text:p>
          </table:table-cell>
        </table:table-row>
        <table:table-row table:style-name="ro1">
          <table:table-cell office:value-type="string">
            <text:p>over</text:p>
          </table:table-cell>
          <table:table-cell office:value-type="string">
            <text:p>ogtest</text:p>
          </table:table-cell>
          <table:table-cell office:value-type="string">
            <text:p>olive</text:p>
          </table:table-cell>
          <table:table-cell office:value-type="string">
            <text:p>iosperftest8@gmail.com</text:p>
          </table:table-cell>
          <table:table-cell office:value-type="string">
            <text:p>Classic Recipes</text:p>
          </table:table-cell>
          <table:table-cell office:value-type="string">
            <text:p>Five Cheese Ziti al Forno</text:p>
          </table:table-cell>
          <table:table-cell office:value-type="string">
            <text:p>79606</text:p>
          </table:table-cell>
        </table:table-row>
        <table:table-row table:style-name="ro1">
          <table:table-cell office:value-type="string">
            <text:p>over</text:p>
          </table:table-cell>
          <table:table-cell office:value-type="string">
            <text:p>ogtest</text:p>
          </table:table-cell>
          <table:table-cell office:value-type="string">
            <text:p>olive</text:p>
          </table:table-cell>
          <table:table-cell office:value-type="string">
            <text:p>iosperftest9@gmail.com</text:p>
          </table:table-cell>
          <table:table-cell office:value-type="string">
            <text:p>Classic Recipes</text:p>
          </table:table-cell>
          <table:table-cell office:value-type="string">
            <text:p>Five Cheese Ziti al Forno</text:p>
          </table:table-cell>
          <table:table-cell office:value-type="string">
            <text:p>79606</text:p>
          </table:table-cell>
        </table:table-row>
        <table:table-row table:style-name="ro1">
          <table:table-cell office:value-type="string">
            <text:p>over</text:p>
          </table:table-cell>
          <table:table-cell office:value-type="string">
            <text:p>ogtest</text:p>
          </table:table-cell>
          <table:table-cell office:value-type="string">
            <text:p>olive</text:p>
          </table:table-cell>
          <table:table-cell office:value-type="string">
            <text:p>iosperftest10@gmail.com</text:p>
          </table:table-cell>
          <table:table-cell office:value-type="string">
            <text:p>Classic Recipes</text:p>
          </table:table-cell>
          <table:table-cell office:value-type="string">
            <text:p>Five Cheese Ziti al Forno</text:p>
          </table:table-cell>
          <table:table-cell office:value-type="string">
            <text:p>79606</text:p>
          </table:table-cell>
        </table:table-row>
        <table:table-row table:style-name="ro1">
          <table:table-cell office:value-type="string">
            <text:p>over</text:p>
          </table:table-cell>
          <table:table-cell office:value-type="string">
            <text:p>ogtest</text:p>
          </table:table-cell>
          <table:table-cell office:value-type="string">
            <text:p>olive</text:p>
          </table:table-cell>
          <table:table-cell office:value-type="string">
            <text:p>iosperftest11@gmail.com</text:p>
          </table:table-cell>
          <table:table-cell office:value-type="string">
            <text:p>Appetizers</text:p>
          </table:table-cell>
          <table:table-cell office:value-type="string">
            <text:p>Calamari</text:p>
          </table:table-cell>
          <table:table-cell office:value-type="string">
            <text:p>79606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ogtest</text:p>
          </table:table-cell>
          <table:table-cell office:value-type="string">
            <text:p>olive</text:p>
          </table:table-cell>
          <table:table-cell office:value-type="string">
            <text:p>iosperftest12@gmail.com</text:p>
          </table:table-cell>
          <table:table-cell office:value-type="string">
            <text:p>Classic Recipes</text:p>
          </table:table-cell>
          <table:table-cell office:value-type="string">
            <text:p>Five Cheese Ziti al Forno</text:p>
          </table:table-cell>
          <table:table-cell office:value-type="string">
            <text:p>79606</text:p>
          </table:table-cell>
        </table:table-row>
        <table:table-row table:style-name="ro1">
          <table:table-cell office:value-type="string">
            <text:p>13</text:p>
          </table:table-cell>
          <table:table-cell office:value-type="string">
            <text:p>ogtest</text:p>
          </table:table-cell>
          <table:table-cell office:value-type="string">
            <text:p>olive</text:p>
          </table:table-cell>
          <table:table-cell office:value-type="string">
            <text:p>iosperftest13@gmail.com</text:p>
          </table:table-cell>
          <table:table-cell office:value-type="string">
            <text:p>Classic Recipes</text:p>
          </table:table-cell>
          <table:table-cell office:value-type="string">
            <text:p>Five Cheese Ziti al Forno</text:p>
          </table:table-cell>
          <table:table-cell office:value-type="string">
            <text:p>79606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ogtest</text:p>
          </table:table-cell>
          <table:table-cell office:value-type="string">
            <text:p>olive</text:p>
          </table:table-cell>
          <table:table-cell office:value-type="string">
            <text:p>iosperftest14@gmail.com</text:p>
          </table:table-cell>
          <table:table-cell office:value-type="string">
            <text:p>Classic Recipes</text:p>
          </table:table-cell>
          <table:table-cell office:value-type="string">
            <text:p>Five Cheese Ziti al Forno</text:p>
          </table:table-cell>
          <table:table-cell office:value-type="string">
            <text:p>79606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ogtest</text:p>
          </table:table-cell>
          <table:table-cell office:value-type="string">
            <text:p>olive</text:p>
          </table:table-cell>
          <table:table-cell office:value-type="string">
            <text:p>iosperftest15@gmail.com</text:p>
          </table:table-cell>
          <table:table-cell office:value-type="string">
            <text:p>Classic Recipes</text:p>
          </table:table-cell>
          <table:table-cell office:value-type="string">
            <text:p>Five Cheese Ziti al Forno</text:p>
          </table:table-cell>
          <table:table-cell office:value-type="string">
            <text:p>79606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ogtest</text:p>
          </table:table-cell>
          <table:table-cell office:value-type="string">
            <text:p>olive</text:p>
          </table:table-cell>
          <table:table-cell office:value-type="string">
            <text:p>iosperftest16@gmail.com</text:p>
          </table:table-cell>
          <table:table-cell office:value-type="string">
            <text:p>Classic Recipes</text:p>
          </table:table-cell>
          <table:table-cell office:value-type="string">
            <text:p>Five Cheese Ziti al Forno</text:p>
          </table:table-cell>
          <table:table-cell office:value-type="string">
            <text:p>79606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ogtest</text:p>
          </table:table-cell>
          <table:table-cell office:value-type="string">
            <text:p>olive</text:p>
          </table:table-cell>
          <table:table-cell office:value-type="string">
            <text:p>iosperftest17@gmail.com</text:p>
          </table:table-cell>
          <table:table-cell office:value-type="string">
            <text:p>Classic Recipes</text:p>
          </table:table-cell>
          <table:table-cell office:value-type="string">
            <text:p>Five Cheese Ziti al Forno</text:p>
          </table:table-cell>
          <table:table-cell office:value-type="string">
            <text:p>79606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ogtest</text:p>
          </table:table-cell>
          <table:table-cell office:value-type="string">
            <text:p>olive</text:p>
          </table:table-cell>
          <table:table-cell office:value-type="string">
            <text:p>iosperftest18@gmail.com</text:p>
          </table:table-cell>
          <table:table-cell office:value-type="string">
            <text:p>Classic Recipes</text:p>
          </table:table-cell>
          <table:table-cell office:value-type="string">
            <text:p>Five Cheese Ziti al Forno</text:p>
          </table:table-cell>
          <table:table-cell office:value-type="string">
            <text:p>79606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ogtest</text:p>
          </table:table-cell>
          <table:table-cell office:value-type="string">
            <text:p>olive</text:p>
          </table:table-cell>
          <table:table-cell office:value-type="string">
            <text:p>iosperftest19@gmail.com</text:p>
          </table:table-cell>
          <table:table-cell office:value-type="string">
            <text:p>Classic Recipes</text:p>
          </table:table-cell>
          <table:table-cell office:value-type="string">
            <text:p>Five Cheese Ziti al Forno</text:p>
          </table:table-cell>
          <table:table-cell office:value-type="string">
            <text:p>79606</text:p>
          </table:table-cell>
        </table:table-row>
        <table:table-row table:style-name="ro1">
          <table:table-cell office:value-type="string">
            <text:p>20</text:p>
          </table:table-cell>
          <table:table-cell office:value-type="string">
            <text:p>ogtest</text:p>
          </table:table-cell>
          <table:table-cell office:value-type="string">
            <text:p>olive</text:p>
          </table:table-cell>
          <table:table-cell office:value-type="string">
            <text:p>iosperftest20@gmail.com</text:p>
          </table:table-cell>
          <table:table-cell office:value-type="string">
            <text:p>Classic Recipes</text:p>
          </table:table-cell>
          <table:table-cell office:value-type="string">
            <text:p>Five Cheese Ziti al Forno</text:p>
          </table:table-cell>
          <table:table-cell office:value-type="string">
            <text:p>79606</text:p>
          </table:table-cell>
        </table:table-row>
        <table:table-row table:style-name="ro1">
          <table:table-cell office:value-type="string">
            <text:p>21</text:p>
          </table:table-cell>
          <table:table-cell office:value-type="string">
            <text:p>ogtest</text:p>
          </table:table-cell>
          <table:table-cell office:value-type="string">
            <text:p>olive</text:p>
          </table:table-cell>
          <table:table-cell office:value-type="string">
            <text:p>iosperftest21@gmail.com</text:p>
          </table:table-cell>
          <table:table-cell office:value-type="string">
            <text:p>Classic Recipes</text:p>
          </table:table-cell>
          <table:table-cell office:value-type="string">
            <text:p>Five Cheese Ziti al Forno</text:p>
          </table:table-cell>
          <table:table-cell office:value-type="string">
            <text:p>79606</text:p>
          </table:table-cell>
        </table:table-row>
        <table:table-row table:style-name="ro1">
          <table:table-cell office:value-type="string">
            <text:p>22</text:p>
          </table:table-cell>
          <table:table-cell office:value-type="string">
            <text:p>ogtest</text:p>
          </table:table-cell>
          <table:table-cell office:value-type="string">
            <text:p>olive</text:p>
          </table:table-cell>
          <table:table-cell office:value-type="string">
            <text:p>iosperftest22@gmail.com</text:p>
          </table:table-cell>
          <table:table-cell office:value-type="string">
            <text:p>Classic Recipes</text:p>
          </table:table-cell>
          <table:table-cell office:value-type="string">
            <text:p>Five Cheese Ziti al Forno</text:p>
          </table:table-cell>
          <table:table-cell office:value-type="string">
            <text:p>79606</text:p>
          </table:table-cell>
        </table:table-row>
        <table:table-row table:style-name="ro1">
          <table:table-cell office:value-type="string">
            <text:p>23</text:p>
          </table:table-cell>
          <table:table-cell office:value-type="string">
            <text:p>ogtest</text:p>
          </table:table-cell>
          <table:table-cell office:value-type="string">
            <text:p>olive</text:p>
          </table:table-cell>
          <table:table-cell office:value-type="string">
            <text:p>iosperftest23@gmail.com</text:p>
          </table:table-cell>
          <table:table-cell office:value-type="string">
            <text:p>Classic Recipes</text:p>
          </table:table-cell>
          <table:table-cell office:value-type="string">
            <text:p>Five Cheese Ziti al Forno</text:p>
          </table:table-cell>
          <table:table-cell office:value-type="string">
            <text:p>79606</text:p>
          </table:table-cell>
        </table:table-row>
        <table:table-row table:style-name="ro1">
          <table:table-cell office:value-type="string">
            <text:p>24</text:p>
          </table:table-cell>
          <table:table-cell office:value-type="string">
            <text:p>ogtest</text:p>
          </table:table-cell>
          <table:table-cell office:value-type="string">
            <text:p>olive</text:p>
          </table:table-cell>
          <table:table-cell office:value-type="string">
            <text:p>iosperftest24@gmail.com</text:p>
          </table:table-cell>
          <table:table-cell office:value-type="string">
            <text:p>Classic Recipes</text:p>
          </table:table-cell>
          <table:table-cell office:value-type="string">
            <text:p>Five Cheese Ziti al Forno</text:p>
          </table:table-cell>
          <table:table-cell office:value-type="string">
            <text:p>79606</text:p>
          </table:table-cell>
        </table:table-row>
      </table:table>
      <table:table table:name="Add Credit Card" table:style-name="ta2" table:print="false">
        <table:table-column table:style-name="co1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row table:style-name="ro2">
          <table:table-cell table:style-name="ce1" office:value-type="string">
            <text:p>Iteration</text:p>
          </table:table-cell>
          <table:table-cell table:style-name="ce1" office:value-type="string">
            <text:p>Email_ID</text:p>
          </table:table-cell>
          <table:table-cell table:style-name="ce1" office:value-type="string">
            <text:p>Card Name</text:p>
          </table:table-cell>
          <table:table-cell table:style-name="ce1" office:value-type="string">
            <text:p>Card Number</text:p>
          </table:table-cell>
          <table:table-cell table:style-name="ce1" office:value-type="string">
            <text:p>Expiry</text:p>
          </table:table-cell>
          <table:table-cell table:style-name="ce1" office:value-type="string">
            <text:p>CVV</text:p>
          </table:table-cell>
          <table:table-cell table:style-name="ce1" office:value-type="string">
            <text:p>Address</text:p>
          </table:table-cell>
          <table:table-cell table:style-name="ce1" office:value-type="string">
            <text:p>City</text:p>
          </table:table-cell>
          <table:table-cell table:style-name="ce1" office:value-type="string">
            <text:p>Zipcode</text:p>
          </table:table-cell>
        </table:table-row>
        <table:table-row table:style-name="ro2">
          <table:table-cell table:style-name="ce1" office:value-type="string">
            <text:p>12</text:p>
          </table:table-cell>
          <table:table-cell table:style-name="ce2" office:value-type="string">
            <text:p>androidtest5@gmail.com</text:p>
          </table:table-cell>
          <table:table-cell table:style-name="ce2" office:value-type="string">
            <text:p>Amy Lopez</text:p>
          </table:table-cell>
          <table:table-cell table:style-name="ce2" office:value-type="string">
            <text:p>6011 0009 9013 9424</text:p>
          </table:table-cell>
          <table:table-cell table:style-name="ce2" office:value-type="string">
            <text:p>12/20</text:p>
          </table:table-cell>
          <table:table-cell table:style-name="ce2" office:value-type="string">
            <text:p>123</text:p>
          </table:table-cell>
          <table:table-cell table:style-name="ce2" office:value-type="string">
            <text:p>7849 Creek St.Yuma, Arizona</text:p>
          </table:table-cell>
          <table:table-cell table:style-name="ce2" office:value-type="string">
            <text:p>Arizona</text:p>
          </table:table-cell>
          <table:table-cell table:style-name="ce2" office:value-type="string">
            <text:p>10001</text:p>
          </table:table-cell>
        </table:table-row>
        <table:table-row table:style-name="ro2">
          <table:table-cell table:style-name="ce2" office:value-type="string">
            <text:p>1</text:p>
          </table:table-cell>
          <table:table-cell table:style-name="ce2" office:value-type="string">
            <text:p>addccard@gmail.com</text:p>
          </table:table-cell>
          <table:table-cell table:style-name="ce2" office:value-type="string">
            <text:p>Tom Redd</text:p>
          </table:table-cell>
          <table:table-cell table:style-name="ce2" office:value-type="string">
            <text:p>5555 5555 5555 4444</text:p>
          </table:table-cell>
          <table:table-cell table:style-name="ce2" office:value-type="string">
            <text:p>10/22</text:p>
          </table:table-cell>
          <table:table-cell table:style-name="ce2" office:value-type="string">
            <text:p>123</text:p>
          </table:table-cell>
          <table:table-cell table:style-name="ce2" office:value-type="string">
            <text:p>96 John Street East Meadow, New York</text:p>
          </table:table-cell>
          <table:table-cell table:style-name="ce2" office:value-type="string">
            <text:p>New York</text:p>
          </table:table-cell>
          <table:table-cell table:style-name="ce2" office:value-type="string">
            <text:p>11554</text:p>
          </table:table-cell>
        </table:table-row>
        <table:table-row table:style-name="ro2">
          <table:table-cell table:style-name="ce2" office:value-type="string">
            <text:p>12</text:p>
          </table:table-cell>
          <table:table-cell table:style-name="ce2" office:value-type="string">
            <text:p>mobilepay@gmail.com</text:p>
          </table:table-cell>
          <table:table-cell table:style-name="ce2" office:value-type="string">
            <text:p>Tom Redd</text:p>
          </table:table-cell>
          <table:table-cell table:style-name="ce2" office:value-type="string">
            <text:p>5555 5555 5555 4444</text:p>
          </table:table-cell>
          <table:table-cell table:style-name="ce2" office:value-type="string">
            <text:p>10/22</text:p>
          </table:table-cell>
          <table:table-cell table:style-name="ce2" office:value-type="string">
            <text:p>123</text:p>
          </table:table-cell>
          <table:table-cell table:style-name="ce2" office:value-type="string">
            <text:p>96 John Street East Meadow, New York</text:p>
          </table:table-cell>
          <table:table-cell table:style-name="ce2" office:value-type="string">
            <text:p>New York</text:p>
          </table:table-cell>
          <table:table-cell table:style-name="ce2" office:value-type="string">
            <text:p>11554</text:p>
          </table:table-cell>
        </table:table-row>
        <table:table-row table:style-name="ro2" table:number-rows-repeated="1048571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Add Gift Card" table:style-name="ta3" table:print="false">
        <table:table-column table:style-name="co1" table:default-cell-style-name="Default"/>
        <table:table-column table:style-name="co7" table:default-cell-style-name="Default"/>
        <table:table-column table:style-name="co6" table:default-cell-style-name="Default"/>
        <table:table-row table:style-name="ro2">
          <table:table-cell table:style-name="ce1" office:value-type="string">
            <text:p>Iteration</text:p>
          </table:table-cell>
          <table:table-cell table:style-name="ce1" office:value-type="string">
            <text:p>Email_ID</text:p>
          </table:table-cell>
          <table:table-cell table:style-name="ce1" office:value-type="string">
            <text:p>Gift Card Number</text:p>
          </table:table-cell>
        </table:table-row>
        <table:table-row table:style-name="ro2">
          <table:table-cell table:style-name="ce2" office:value-type="string">
            <text:p>1</text:p>
          </table:table-cell>
          <table:table-cell table:style-name="ce2" office:value-type="string">
            <text:p>iostest18@gmail.com</text:p>
          </table:table-cell>
          <table:table-cell table:style-name="ce2" office:value-type="string">
            <text:p>7777 0873 3781 1909</text:p>
          </table:table-cell>
        </table:table-row>
        <table:table-row table:style-name="ro2">
          <table:table-cell table:style-name="ce2" office:value-type="string">
            <text:p>2</text:p>
          </table:table-cell>
          <table:table-cell table:style-name="ce2" office:value-type="string">
            <text:p>iostest13@gmail.com</text:p>
          </table:table-cell>
          <table:table-cell table:style-name="ce2" office:value-type="string">
            <text:p>7777 0873 3777 9622</text:p>
          </table:table-cell>
        </table:table-row>
        <table:table-row table:style-name="ro2">
          <table:table-cell table:style-name="ce2" office:value-type="string">
            <text:p>3</text:p>
          </table:table-cell>
          <table:table-cell table:style-name="ce2" office:value-type="string">
            <text:p>iostest12@gmail.com</text:p>
          </table:table-cell>
          <table:table-cell table:style-name="ce2" office:value-type="string">
            <text:p>7777 0806 8396 6116</text:p>
          </table:table-cell>
        </table:table-row>
        <table:table-row table:style-name="ro2">
          <table:table-cell table:style-name="ce2" office:value-type="string">
            <text:p>4</text:p>
          </table:table-cell>
          <table:table-cell table:style-name="ce2" office:value-type="string">
            <text:p>addccard@gmail.com</text:p>
          </table:table-cell>
          <table:table-cell table:style-name="ce2" office:value-type="string">
            <text:p>7777 0806 8396 6116</text:p>
          </table:table-cell>
        </table:table-row>
        <table:table-row table:style-name="ro2">
          <table:table-cell table:style-name="ce2" office:value-type="string">
            <text:p>5</text:p>
          </table:table-cell>
          <table:table-cell table:style-name="ce2" office:value-type="string">
            <text:p>mobilepay@gmail.com</text:p>
          </table:table-cell>
          <table:table-cell table:style-name="ce2" office:value-type="string">
            <text:p>7777 0873 3472 7357</text:p>
          </table:table-cell>
        </table:table-row>
        <table:table-row table:style-name="ro2">
          <table:table-cell/>
          <table:table-cell table:style-name="ce2" office:value-type="string">
            <text:p>iostest2@gmail.com</text:p>
          </table:table-cell>
          <table:table-cell/>
        </table:table-row>
        <table:table-row table:style-name="ro2" table:number-rows-repeated="104856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Pay Online" table:style-name="ta4" table:print="false">
        <table:table-column table:style-name="co1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ce1" office:value-type="string">
            <text:p>Iteration</text:p>
          </table:table-cell>
          <table:table-cell table:style-name="ce1" office:value-type="string">
            <text:p>Email_ID</text:p>
          </table:table-cell>
          <table:table-cell table:style-name="ce1" office:value-type="string">
            <text:p>Menu</text:p>
          </table:table-cell>
          <table:table-cell table:style-name="ce1" office:value-type="string">
            <text:p>Submenu</text:p>
          </table:table-cell>
        </table:table-row>
        <table:table-row table:style-name="ro2">
          <table:table-cell table:style-name="ce2" office:value-type="string">
            <text:p>1</text:p>
          </table:table-cell>
          <table:table-cell table:style-name="ce2" office:value-type="string">
            <text:p>photonqa1@gmail.com</text:p>
          </table:table-cell>
          <table:table-cell table:style-name="ce2" office:value-type="string">
            <text:p>Appetizers</text:p>
          </table:table-cell>
          <table:table-cell table:style-name="ce2" office:value-type="string">
            <text:p>Calamari</text:p>
          </table:table-cell>
        </table:table-row>
        <table:table-row table:style-name="ro2">
          <table:table-cell table:style-name="ce2" office:value-type="string">
            <text:p>2</text:p>
          </table:table-cell>
          <table:table-cell table:style-name="ce2" office:value-type="string">
            <text:p>photonqa1@gmail.com</text:p>
          </table:table-cell>
          <table:table-cell table:style-name="ce2" office:value-type="string">
            <text:p>Classic Recipes</text:p>
          </table:table-cell>
          <table:table-cell table:style-name="ce2" office:value-type="string">
            <text:p>Five Cheese Ziti al Forno</text:p>
          </table:table-cell>
        </table:table-row>
        <table:table-row table:style-name="ro2">
          <table:table-cell table:style-name="ce2" office:value-type="string">
            <text:p>3</text:p>
          </table:table-cell>
          <table:table-cell table:style-name="ce2" office:value-type="string">
            <text:p>photonqa1@gmail.com</text:p>
          </table:table-cell>
          <table:table-cell table:style-name="ce2" office:value-type="string">
            <text:p>Classic Recipes</text:p>
          </table:table-cell>
          <table:table-cell table:style-name="ce2" office:value-type="string">
            <text:p>Five Cheese Ziti al Forno</text:p>
          </table:table-cell>
        </table:table-row>
        <table:table-row table:style-name="ro2">
          <table:table-cell table:style-name="ce2" office:value-type="string">
            <text:p>4</text:p>
          </table:table-cell>
          <table:table-cell table:style-name="ce2" office:value-type="string">
            <text:p>photonqa1@gmail.com</text:p>
          </table:table-cell>
          <table:table-cell table:style-name="ce2" office:value-type="string">
            <text:p>Classic Recipes</text:p>
          </table:table-cell>
          <table:table-cell table:style-name="ce2" office:value-type="string">
            <text:p>Five Cheese Ziti al Forno</text:p>
          </table:table-cell>
        </table:table-row>
        <table:table-row table:style-name="ro2">
          <table:table-cell table:style-name="ce2" office:value-type="string">
            <text:p>5</text:p>
          </table:table-cell>
          <table:table-cell table:style-name="ce2" office:value-type="string">
            <text:p>photonqa1@gmail.com</text:p>
          </table:table-cell>
          <table:table-cell table:style-name="ce2" office:value-type="string">
            <text:p>Classic Recipes</text:p>
          </table:table-cell>
          <table:table-cell table:style-name="ce2" office:value-type="string">
            <text:p>Five Cheese Ziti al Forno</text:p>
          </table:table-cell>
        </table:table-row>
        <table:table-row table:style-name="ro2">
          <table:table-cell table:style-name="ce2" office:value-type="string">
            <text:p>6</text:p>
          </table:table-cell>
          <table:table-cell table:style-name="ce2" office:value-type="string">
            <text:p>photonqa1@gmail.com</text:p>
          </table:table-cell>
          <table:table-cell table:style-name="ce2" office:value-type="string">
            <text:p>Classic Recipes</text:p>
          </table:table-cell>
          <table:table-cell table:style-name="ce2" office:value-type="string">
            <text:p>Five Cheese Ziti al Forno</text:p>
          </table:table-cell>
        </table:table-row>
        <table:table-row table:style-name="ro2">
          <table:table-cell table:style-name="ce2" office:value-type="string">
            <text:p>7</text:p>
          </table:table-cell>
          <table:table-cell table:style-name="ce2" office:value-type="string">
            <text:p>photonqa1@gmail.com</text:p>
          </table:table-cell>
          <table:table-cell table:style-name="ce2" office:value-type="string">
            <text:p>Classic Recipes</text:p>
          </table:table-cell>
          <table:table-cell table:style-name="ce2" office:value-type="string">
            <text:p>Five Cheese Ziti al Forno</text:p>
          </table:table-cell>
        </table:table-row>
        <table:table-row table:style-name="ro2">
          <table:table-cell table:style-name="ce2" office:value-type="string">
            <text:p>8</text:p>
          </table:table-cell>
          <table:table-cell table:style-name="ce2" office:value-type="string">
            <text:p>photonqa1@gmail.com</text:p>
          </table:table-cell>
          <table:table-cell table:style-name="ce2" office:value-type="string">
            <text:p>Classic Recipes</text:p>
          </table:table-cell>
          <table:table-cell table:style-name="ce2" office:value-type="string">
            <text:p>Five Cheese Ziti al Forno</text:p>
          </table:table-cell>
        </table:table-row>
        <table:table-row table:style-name="ro2">
          <table:table-cell table:style-name="ce2" office:value-type="string">
            <text:p>9</text:p>
          </table:table-cell>
          <table:table-cell table:style-name="ce2" office:value-type="string">
            <text:p>photonqa1@gmail.com</text:p>
          </table:table-cell>
          <table:table-cell table:style-name="ce2" office:value-type="string">
            <text:p>Classic Recipes</text:p>
          </table:table-cell>
          <table:table-cell table:style-name="ce2" office:value-type="string">
            <text:p>Five Cheese Ziti al Forno</text:p>
          </table:table-cell>
        </table:table-row>
        <table:table-row table:style-name="ro2">
          <table:table-cell table:style-name="ce2" office:value-type="string">
            <text:p>10</text:p>
          </table:table-cell>
          <table:table-cell table:style-name="ce2" office:value-type="string">
            <text:p>photonqa1@gmail.com</text:p>
          </table:table-cell>
          <table:table-cell table:style-name="ce2" office:value-type="string">
            <text:p>Classic Recipes</text:p>
          </table:table-cell>
          <table:table-cell table:style-name="ce2" office:value-type="string">
            <text:p>Five Cheese Ziti al Forno</text:p>
          </table:table-cell>
        </table:table-row>
        <table:table-row table:style-name="ro2">
          <table:table-cell table:style-name="ce2" office:value-type="string">
            <text:p>11</text:p>
          </table:table-cell>
          <table:table-cell table:style-name="ce2" office:value-type="string">
            <text:p>photonqa1@gmail.com</text:p>
          </table:table-cell>
          <table:table-cell table:style-name="ce2" office:value-type="string">
            <text:p>Classic Recipes</text:p>
          </table:table-cell>
          <table:table-cell table:style-name="ce2" office:value-type="string">
            <text:p>Five Cheese Ziti al Forno</text:p>
          </table:table-cell>
        </table:table-row>
        <table:table-row table:style-name="ro2">
          <table:table-cell table:style-name="ce2" office:value-type="string">
            <text:p>12</text:p>
          </table:table-cell>
          <table:table-cell table:style-name="ce2" office:value-type="string">
            <text:p>photonqa1@gmail.com</text:p>
          </table:table-cell>
          <table:table-cell table:style-name="ce2" office:value-type="string">
            <text:p>Classic Recipes</text:p>
          </table:table-cell>
          <table:table-cell table:style-name="ce2" office:value-type="string">
            <text:p>Five Cheese Ziti al Forno</text:p>
          </table:table-cell>
        </table:table-row>
        <table:table-row table:style-name="ro2">
          <table:table-cell table:style-name="ce2" office:value-type="string">
            <text:p>13</text:p>
          </table:table-cell>
          <table:table-cell table:style-name="ce2" office:value-type="string">
            <text:p>photonqa1@gmail.com</text:p>
          </table:table-cell>
          <table:table-cell table:style-name="ce2" office:value-type="string">
            <text:p>Classic Recipes</text:p>
          </table:table-cell>
          <table:table-cell table:style-name="ce2" office:value-type="string">
            <text:p>Five Cheese Ziti al Forno</text:p>
          </table:table-cell>
        </table:table-row>
        <table:table-row table:style-name="ro2">
          <table:table-cell table:style-name="ce2" office:value-type="string">
            <text:p>14</text:p>
          </table:table-cell>
          <table:table-cell table:style-name="ce2" office:value-type="string">
            <text:p>photonqa1@gmail.com</text:p>
          </table:table-cell>
          <table:table-cell table:style-name="ce2" office:value-type="string">
            <text:p>Classic Recipes</text:p>
          </table:table-cell>
          <table:table-cell table:style-name="ce2" office:value-type="string">
            <text:p>Five Cheese Ziti al Forno</text:p>
          </table:table-cell>
        </table:table-row>
        <table:table-row table:style-name="ro2">
          <table:table-cell table:style-name="ce2" office:value-type="string">
            <text:p>15</text:p>
          </table:table-cell>
          <table:table-cell table:style-name="ce2" office:value-type="string">
            <text:p>photonqa1@gmail.com</text:p>
          </table:table-cell>
          <table:table-cell table:style-name="ce2" office:value-type="string">
            <text:p>Classic Recipes</text:p>
          </table:table-cell>
          <table:table-cell table:style-name="ce2" office:value-type="string">
            <text:p>Five Cheese Ziti al Forno</text:p>
          </table:table-cell>
        </table:table-row>
        <table:table-row table:style-name="ro2">
          <table:table-cell table:style-name="ce2" office:value-type="string">
            <text:p>16</text:p>
          </table:table-cell>
          <table:table-cell table:style-name="ce2" office:value-type="string">
            <text:p>photonqa1@gmail.com</text:p>
          </table:table-cell>
          <table:table-cell table:style-name="ce2" office:value-type="string">
            <text:p>Classic Recipes</text:p>
          </table:table-cell>
          <table:table-cell table:style-name="ce2" office:value-type="string">
            <text:p>Five Cheese Ziti al Forno</text:p>
          </table:table-cell>
        </table:table-row>
        <table:table-row table:style-name="ro2">
          <table:table-cell table:style-name="ce2" office:value-type="string">
            <text:p>17</text:p>
          </table:table-cell>
          <table:table-cell table:style-name="ce2" office:value-type="string">
            <text:p>photonqa1@gmail.com</text:p>
          </table:table-cell>
          <table:table-cell table:style-name="ce2" office:value-type="string">
            <text:p>Classic Recipes</text:p>
          </table:table-cell>
          <table:table-cell table:style-name="ce2" office:value-type="string">
            <text:p>Five Cheese Ziti al Forno</text:p>
          </table:table-cell>
        </table:table-row>
        <table:table-row table:style-name="ro2">
          <table:table-cell table:style-name="ce2" office:value-type="string">
            <text:p>18</text:p>
          </table:table-cell>
          <table:table-cell table:style-name="ce2" office:value-type="string">
            <text:p>photonqa1@gmail.com</text:p>
          </table:table-cell>
          <table:table-cell table:style-name="ce2" office:value-type="string">
            <text:p>Classic Recipes</text:p>
          </table:table-cell>
          <table:table-cell table:style-name="ce2" office:value-type="string">
            <text:p>Five Cheese Ziti al Forno</text:p>
          </table:table-cell>
        </table:table-row>
        <table:table-row table:style-name="ro2">
          <table:table-cell table:style-name="ce2" office:value-type="string">
            <text:p>19</text:p>
          </table:table-cell>
          <table:table-cell table:style-name="ce2" office:value-type="string">
            <text:p>photonqa1@gmail.com</text:p>
          </table:table-cell>
          <table:table-cell table:style-name="ce2" office:value-type="string">
            <text:p>Classic Recipes</text:p>
          </table:table-cell>
          <table:table-cell table:style-name="ce2" office:value-type="string">
            <text:p>Five Cheese Ziti al Forno</text:p>
          </table:table-cell>
        </table:table-row>
        <table:table-row table:style-name="ro2">
          <table:table-cell table:style-name="ce2" office:value-type="string">
            <text:p>20</text:p>
          </table:table-cell>
          <table:table-cell table:style-name="ce2" office:value-type="string">
            <text:p>photonqa1@gmail.com</text:p>
          </table:table-cell>
          <table:table-cell table:style-name="ce2" office:value-type="string">
            <text:p>Classic Recipes</text:p>
          </table:table-cell>
          <table:table-cell table:style-name="ce2" office:value-type="string">
            <text:p>Five Cheese Ziti al Forno</text:p>
          </table:table-cell>
        </table:table-row>
        <table:table-row table:style-name="ro2">
          <table:table-cell table:style-name="ce2" office:value-type="string">
            <text:p>21</text:p>
          </table:table-cell>
          <table:table-cell table:style-name="ce2" office:value-type="string">
            <text:p>photonqa1@gmail.com</text:p>
          </table:table-cell>
          <table:table-cell table:style-name="ce2" office:value-type="string">
            <text:p>Classic Recipes</text:p>
          </table:table-cell>
          <table:table-cell table:style-name="ce2" office:value-type="string">
            <text:p>Five Cheese Ziti al Forno</text:p>
          </table:table-cell>
        </table:table-row>
        <table:table-row table:style-name="ro2">
          <table:table-cell table:style-name="ce2" office:value-type="string">
            <text:p>22</text:p>
          </table:table-cell>
          <table:table-cell table:style-name="ce2" office:value-type="string">
            <text:p>photonqa1@gmail.com</text:p>
          </table:table-cell>
          <table:table-cell table:style-name="ce2" office:value-type="string">
            <text:p>Classic Recipes</text:p>
          </table:table-cell>
          <table:table-cell table:style-name="ce2" office:value-type="string">
            <text:p>Five Cheese Ziti al Forno</text:p>
          </table:table-cell>
        </table:table-row>
        <table:table-row table:style-name="ro2">
          <table:table-cell table:style-name="ce2" office:value-type="string">
            <text:p>23</text:p>
          </table:table-cell>
          <table:table-cell table:style-name="ce2" office:value-type="string">
            <text:p>photonqa1@gmail.com</text:p>
          </table:table-cell>
          <table:table-cell table:style-name="ce2" office:value-type="string">
            <text:p>Classic Recipes</text:p>
          </table:table-cell>
          <table:table-cell table:style-name="ce2" office:value-type="string">
            <text:p>Five Cheese Ziti al Forno</text:p>
          </table:table-cell>
        </table:table-row>
        <table:table-row table:style-name="ro2">
          <table:table-cell table:style-name="ce2" office:value-type="string">
            <text:p>24</text:p>
          </table:table-cell>
          <table:table-cell table:style-name="ce2" office:value-type="string">
            <text:p>photonqa1@gmail.com</text:p>
          </table:table-cell>
          <table:table-cell table:style-name="ce2" office:value-type="string">
            <text:p>Classic Recipes</text:p>
          </table:table-cell>
          <table:table-cell table:style-name="ce2" office:value-type="string">
            <text:p>Five Cheese Ziti al Forno</text:p>
          </table:table-cell>
        </table:table-row>
        <table:table-row table:style-name="ro2">
          <table:table-cell table:style-name="ce2" office:value-type="string">
            <text:p>25</text:p>
          </table:table-cell>
          <table:table-cell table:style-name="ce2" office:value-type="string">
            <text:p>photonqa1@gmail.com</text:p>
          </table:table-cell>
          <table:table-cell table:style-name="ce2" office:value-type="string">
            <text:p>Classic Recipes</text:p>
          </table:table-cell>
          <table:table-cell table:style-name="ce2" office:value-type="string">
            <text:p>Five Cheese Ziti al Forno</text:p>
          </table:table-cell>
        </table:table-row>
        <table:table-row table:style-name="ro2" table:number-rows-repeated="1048549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Update Profile" table:style-name="ta5" table:print="false">
        <office:forms form:automatic-focus="false" form:apply-design-mode="false"/>
        <table:table-column table:style-name="co1" table:default-cell-style-name="ce1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row table:style-name="ro1">
          <table:table-cell office:value-type="string">
            <text:p>Iteration</text:p>
          </table:table-cell>
          <table:table-cell office:value-type="string">
            <text:p>Email_ID</text:p>
          </table:table-cell>
          <table:table-cell office:value-type="string">
            <text:p>New Email</text:p>
          </table:table-cell>
          <table:table-cell office:value-type="string">
            <text:p>Mobile Number</text:p>
          </table:table-cell>
        </table:table-row>
        <table:table-row table:style-name="ro1">
          <table:table-cell table:style-name="ce2" office:value-type="string">
            <text:p>1</text:p>
          </table:table-cell>
          <table:table-cell table:style-name="ce2" office:value-type="string">
            <text:p>iosupdate@gmail.com</text:p>
          </table:table-cell>
          <table:table-cell table:style-name="ce2" office:value-type="string">
            <text:p>iosupdate98@gmail.com</text:p>
          </table:table-cell>
          <table:table-cell table:style-name="ce2" office:value-type="string">
            <text:p>1412113452</text:p>
          </table:table-cell>
        </table:table-row>
      </table:table>
      <table:table table:name="Quick Reorder" table:style-name="ta6" table:print="false">
        <table:table-column table:style-name="co1" table:default-cell-style-name="Default"/>
        <table:table-column table:style-name="co8" table:default-cell-style-name="Default"/>
        <table:table-row table:style-name="ro2">
          <table:table-cell table:style-name="ce1" office:value-type="string">
            <text:p>Iteration</text:p>
          </table:table-cell>
          <table:table-cell table:style-name="ce1" office:value-type="string">
            <text:p>Email_ID</text:p>
          </table:table-cell>
        </table:table-row>
        <table:table-row table:style-name="ro2">
          <table:table-cell table:style-name="ce2" office:value-type="string">
            <text:p>1</text:p>
          </table:table-cell>
          <table:table-cell table:style-name="ce2" office:value-type="string">
            <text:p>iostest18@gmail.com</text:p>
          </table:table-cell>
        </table:table-row>
        <table:table-row table:style-name="ro2">
          <table:table-cell table:style-name="ce2" office:value-type="string">
            <text:p>1</text:p>
          </table:table-cell>
          <table:table-cell table:style-name="ce2" office:value-type="string">
            <text:p>photonqa1@gmail.com</text:p>
          </table:table-cell>
        </table:table-row>
        <table:table-row table:style-name="ro2" table:number-rows-repeated="1048572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Wait List" table:style-name="ta7" table:print="false">
        <table:table-column table:style-name="co1" table:default-cell-style-name="Default"/>
        <table:table-column table:style-name="co11" table:default-cell-style-name="Default"/>
        <table:table-row table:style-name="ro2">
          <table:table-cell table:style-name="ce1" office:value-type="string">
            <text:p>Iteration</text:p>
          </table:table-cell>
          <table:table-cell table:style-name="ce1" office:value-type="string">
            <text:p>Email_ID</text:p>
          </table:table-cell>
        </table:table-row>
        <table:table-row table:style-name="ro2">
          <table:table-cell table:style-name="ce2" office:value-type="string">
            <text:p>1</text:p>
          </table:table-cell>
          <table:table-cell table:style-name="ce2" office:value-type="string">
            <text:p>waitlist@gmail.com</text:p>
          </table:table-cell>
        </table:table-row>
        <table:table-row table:style-name="ro2" table:number-rows-repeated="104857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Mobile Pay" table:style-name="ta8" table:print="false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table:style-name="ce3" office:value-type="string">
            <text:p>Iteration</text:p>
          </table:table-cell>
          <table:table-cell table:style-name="ce3" office:value-type="string">
            <text:p>Payment Code</text:p>
          </table:table-cell>
          <table:table-cell table:style-name="ce5" office:value-type="string">
            <text:p>Email_ID</text:p>
          </table:table-cell>
        </table:table-row>
        <table:table-row table:style-name="ro2">
          <table:table-cell table:style-name="ce4" office:value-type="string">
            <text:p>1</text:p>
          </table:table-cell>
          <table:table-cell table:style-name="ce4" office:value-type="string">
            <text:p>385-199-019-5</text:p>
          </table:table-cell>
          <table:table-cell table:style-name="ce2" office:value-type="string">
            <text:p>mobilepay@gmail.com</text:p>
          </table:table-cell>
        </table:table-row>
        <table:table-row table:style-name="ro2">
          <table:table-cell table:style-name="ce4" office:value-type="string">
            <text:p>2</text:p>
          </table:table-cell>
          <table:table-cell table:style-name="ce4" office:value-type="string">
            <text:p>389-762-019-6</text:p>
          </table:table-cell>
          <table:table-cell table:style-name="ce2" office:value-type="string">
            <text:p>mobilepay@gmail.com</text:p>
          </table:table-cell>
        </table:table-row>
        <table:table-row table:style-name="ro2">
          <table:table-cell table:style-name="ce4" office:value-type="string">
            <text:p>3</text:p>
          </table:table-cell>
          <table:table-cell table:style-name="ce4" office:value-type="string">
            <text:p>389-762-019-7</text:p>
          </table:table-cell>
          <table:table-cell table:style-name="ce2" office:value-type="string">
            <text:p>mobilepay@gmail.com</text:p>
          </table:table-cell>
        </table:table-row>
        <table:table-row table:style-name="ro2">
          <table:table-cell table:style-name="ce4" office:value-type="string">
            <text:p>4</text:p>
          </table:table-cell>
          <table:table-cell table:style-name="ce4" office:value-type="string">
            <text:p>389-762-019-8</text:p>
          </table:table-cell>
          <table:table-cell table:style-name="ce2" office:value-type="string">
            <text:p>mobilepay@gmail.com</text:p>
          </table:table-cell>
        </table:table-row>
        <table:table-row table:style-name="ro2">
          <table:table-cell table:style-name="ce4" office:value-type="string">
            <text:p>5</text:p>
          </table:table-cell>
          <table:table-cell table:style-name="ce4" office:value-type="string">
            <text:p>389-762-019-9</text:p>
          </table:table-cell>
          <table:table-cell table:style-name="ce2" office:value-type="string">
            <text:p>mobilepay@gmail.com</text:p>
          </table:table-cell>
        </table:table-row>
        <table:table-row table:style-name="ro2">
          <table:table-cell table:style-name="ce4" office:value-type="string">
            <text:p>6</text:p>
          </table:table-cell>
          <table:table-cell table:style-name="ce4" office:value-type="string">
            <text:p>389-762-019-10</text:p>
          </table:table-cell>
          <table:table-cell table:style-name="ce2" office:value-type="string">
            <text:p>mobilepay@gmail.com</text:p>
          </table:table-cell>
        </table:table-row>
        <table:table-row table:style-name="ro2">
          <table:table-cell table:style-name="ce4" office:value-type="string">
            <text:p>7</text:p>
          </table:table-cell>
          <table:table-cell table:style-name="ce4" office:value-type="string">
            <text:p>389-762-019-11</text:p>
          </table:table-cell>
          <table:table-cell table:style-name="ce2" office:value-type="string">
            <text:p>mobilepay@gmail.com</text:p>
          </table:table-cell>
        </table:table-row>
        <table:table-row table:style-name="ro2">
          <table:table-cell table:style-name="ce4" office:value-type="string">
            <text:p>8</text:p>
          </table:table-cell>
          <table:table-cell table:style-name="ce4" office:value-type="string">
            <text:p>389-762-019-12</text:p>
          </table:table-cell>
          <table:table-cell table:style-name="ce2" office:value-type="string">
            <text:p>mobilepay@gmail.com</text:p>
          </table:table-cell>
        </table:table-row>
        <table:table-row table:style-name="ro2">
          <table:table-cell table:style-name="ce4" office:value-type="string">
            <text:p>9</text:p>
          </table:table-cell>
          <table:table-cell table:style-name="ce4" office:value-type="string">
            <text:p>389-762-019-13</text:p>
          </table:table-cell>
          <table:table-cell table:style-name="ce2" office:value-type="string">
            <text:p>mobilepay@gmail.com</text:p>
          </table:table-cell>
        </table:table-row>
        <table:table-row table:style-name="ro2">
          <table:table-cell table:style-name="ce4" office:value-type="string">
            <text:p>10</text:p>
          </table:table-cell>
          <table:table-cell table:style-name="ce4" office:value-type="string">
            <text:p>389-762-019-14</text:p>
          </table:table-cell>
          <table:table-cell table:style-name="ce2" office:value-type="string">
            <text:p>mobilepay@gmail.com</text:p>
          </table:table-cell>
        </table:table-row>
        <table:table-row table:style-name="ro2">
          <table:table-cell table:style-name="ce4" office:value-type="string">
            <text:p>11</text:p>
          </table:table-cell>
          <table:table-cell table:style-name="ce4" office:value-type="string">
            <text:p>389-762-019-15</text:p>
          </table:table-cell>
          <table:table-cell table:style-name="ce2" office:value-type="string">
            <text:p>mobilepay@gmail.com</text:p>
          </table:table-cell>
        </table:table-row>
        <table:table-row table:style-name="ro2">
          <table:table-cell table:style-name="ce4" office:value-type="string">
            <text:p>12</text:p>
          </table:table-cell>
          <table:table-cell table:style-name="ce4" office:value-type="string">
            <text:p>389-762-019-16</text:p>
          </table:table-cell>
          <table:table-cell table:style-name="ce2" office:value-type="string">
            <text:p>mobilepay@gmail.com</text:p>
          </table:table-cell>
        </table:table-row>
        <table:table-row table:style-name="ro2">
          <table:table-cell table:style-name="ce4" office:value-type="string">
            <text:p>13</text:p>
          </table:table-cell>
          <table:table-cell table:style-name="ce4" office:value-type="string">
            <text:p>389-762-019-17</text:p>
          </table:table-cell>
          <table:table-cell table:style-name="ce2" office:value-type="string">
            <text:p>mobilepay@gmail.com</text:p>
          </table:table-cell>
        </table:table-row>
        <table:table-row table:style-name="ro2">
          <table:table-cell table:style-name="ce4" office:value-type="string">
            <text:p>14</text:p>
          </table:table-cell>
          <table:table-cell table:style-name="ce4" office:value-type="string">
            <text:p>389-762-019-18</text:p>
          </table:table-cell>
          <table:table-cell table:style-name="ce2" office:value-type="string">
            <text:p>mobilepay@gmail.com</text:p>
          </table:table-cell>
        </table:table-row>
        <table:table-row table:style-name="ro2">
          <table:table-cell table:style-name="ce4" office:value-type="string">
            <text:p>15</text:p>
          </table:table-cell>
          <table:table-cell table:style-name="ce4" office:value-type="string">
            <text:p>389-762-019-19</text:p>
          </table:table-cell>
          <table:table-cell table:style-name="ce2" office:value-type="string">
            <text:p>mobilepay@gmail.com</text:p>
          </table:table-cell>
        </table:table-row>
        <table:table-row table:style-name="ro2">
          <table:table-cell table:style-name="ce4" office:value-type="string">
            <text:p>16</text:p>
          </table:table-cell>
          <table:table-cell table:style-name="ce4" office:value-type="string">
            <text:p>389-762-019-20</text:p>
          </table:table-cell>
          <table:table-cell table:style-name="ce2" office:value-type="string">
            <text:p>mobilepay@gmail.com</text:p>
          </table:table-cell>
        </table:table-row>
        <table:table-row table:style-name="ro2" table:number-rows-repeated="104855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URLs" table:style-name="ta9" table:print="false"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8"/>
        <table:table-column table:style-name="co27" table:number-columns-repeated="3" table:default-cell-style-name="ce8"/>
        <table:table-column table:style-name="co28" table:default-cell-style-name="ce8"/>
        <table:table-column table:style-name="co29" table:default-cell-style-name="ce8"/>
        <table:table-column table:style-name="co30" table:default-cell-style-name="ce8"/>
        <table:table-column table:style-name="co27" table:default-cell-style-name="ce8"/>
        <table:table-column table:style-name="co31" table:default-cell-style-name="ce8"/>
        <table:table-column table:style-name="co32" table:default-cell-style-name="ce8"/>
        <table:table-column table:style-name="co33" table:default-cell-style-name="ce8"/>
        <table:table-column table:style-name="co34" table:default-cell-style-name="ce8"/>
        <table:table-column table:style-name="co35" table:default-cell-style-name="ce8"/>
        <table:table-column table:style-name="co36" table:default-cell-style-name="ce8"/>
        <table:table-column table:style-name="co37" table:default-cell-style-name="ce8"/>
        <table:table-column table:style-name="co38" table:default-cell-style-name="ce8"/>
        <table:table-column table:style-name="co29" table:default-cell-style-name="ce8"/>
        <table:table-column table:style-name="co39" table:default-cell-style-name="ce8"/>
        <table:table-column table:style-name="co36" table:default-cell-style-name="ce8"/>
        <table:table-column table:style-name="co26" table:default-cell-style-name="ce8"/>
        <table:table-column table:style-name="co40" table:default-cell-style-name="ce8"/>
        <table:table-column table:style-name="co41" table:default-cell-style-name="ce8"/>
        <table:table-column table:style-name="co27" table:default-cell-style-name="ce8"/>
        <table:table-column table:style-name="co42" table:default-cell-style-name="ce8"/>
        <table:table-column table:style-name="co38" table:default-cell-style-name="ce8"/>
        <table:table-column table:style-name="co27" table:number-columns-repeated="2" table:default-cell-style-name="ce8"/>
        <table:table-column table:style-name="co43" table:default-cell-style-name="ce8"/>
        <table:table-column table:style-name="co44" table:default-cell-style-name="ce8"/>
        <table:table-column table:style-name="co45" table:default-cell-style-name="ce8"/>
        <table:table-column table:style-name="co46" table:default-cell-style-name="ce8"/>
        <table:table-column table:style-name="co27" table:default-cell-style-name="ce8"/>
        <table:table-column table:style-name="co47" table:default-cell-style-name="ce8"/>
        <table:table-column table:style-name="co27" table:number-columns-repeated="209" table:default-cell-style-name="ce8"/>
        <table:table-column table:style-name="co1" table:number-columns-repeated="770" table:default-cell-style-name="Default"/>
        <table:table-row table:style-name="ro3">
          <table:table-cell table:style-name="ce6" office:value-type="string">
            <text:p>DisplayName</text:p>
          </table:table-cell>
          <table:table-cell table:style-name="ce6" office:value-type="string">
            <text:p>COMPONENT</text:p>
          </table:table-cell>
          <table:table-cell table:style-name="ce6" office:value-type="string">
            <text:p>DEV NAV URL</text:p>
          </table:table-cell>
          <table:table-cell table:style-name="ce6" office:value-type="string">
            <text:p>QA URL</text:p>
          </table:table-cell>
          <table:table-cell table:style-name="ce6" office:value-type="string">
            <text:p>REG URL</text:p>
          </table:table-cell>
          <table:table-cell table:style-name="ce6" office:value-type="string">
            <text:p>PROD URL</text:p>
          </table:table-cell>
          <table:table-cell table:style-name="ce13" table:number-columns-repeated="3"/>
          <table:table-cell table:style-name="ce16"/>
          <table:table-cell table:style-name="ce13" table:number-columns-repeated="2"/>
          <table:table-cell table:style-name="ce16" table:number-columns-repeated="13"/>
          <table:table-cell table:style-name="ce18" table:number-columns-repeated="4"/>
          <table:table-cell table:style-name="ce16" table:number-columns-repeated="17"/>
          <table:table-cell table:style-name="ce21" table:number-columns-repeated="978"/>
        </table:table-row>
        <table:table-row table:style-name="ro3">
          <table:table-cell table:style-name="ce7" office:value-type="string">
            <text:p>OVERALL_NET_KPI</text:p>
          </table:table-cell>
          <table:table-cell table:style-name="ce4" office:value-type="string">
            <text:p>OverallNPScoreComponent</text:p>
          </table:table-cell>
          <table:table-cell table:style-name="ce4" office:value-type="string">
            <text:p><text:span text:style-name="T1"><text:a xlink:href="http://dladvm-azhzn01.walgreens.com:8083/KPI/SNETMWBWeb/servlet/walgreens.mwb.servlet.MWBServlet/Page?pg=R&amp;area=IVR&amp;type=ALR">http://dladvm-azhzn01.walgreens.com:8083/KPI/SNETMWBWeb/servlet/walgreens.mwb.servlet.MWBServlet/Page?pg=R&amp;area=IVR&amp;type=ALR</text:a></text:span></text:p>
          </table:table-cell>
          <table:table-cell table:style-name="ce4" office:value-type="string">
            <text:p><text:span text:style-name="T1"><text:a xlink:href="http://dladvm-azhzn01.walgreens.com:8093/KPI/SNETMWBWeb/servlet/walgreens.mwb.servlet.MWBServlet/Page?pg=R&amp;area=IVR&amp;type=ALR">http://dladvm-azhzn01.walgreens.com:8093/KPI/SNETMWBWeb/servlet/walgreens.mwb.servlet.MWBServlet/Page?pg=R&amp;area=IVR&amp;type=ALR</text:a></text:span></text:p>
          </table:table-cell>
          <table:table-cell table:style-name="ce4" office:value-type="string">
            <text:p><text:span text:style-name="T1"><text:a xlink:href="http://dladvm-azhzn01.walgreens.com:8043/KPI/SNETMWBWeb/servlet/walgreens.mwb.servlet.MWBServlet/Page?pg=R&amp;area=IVR&amp;type=ALR">http://dladvm-azhzn01.walgreens.com:8043/KPI/SNETMWBWeb/servlet/walgreens.mwb.servlet.MWBServlet/Page?pg=R&amp;area=IVR&amp;type=ALR</text:a></text:span></text:p>
          </table:table-cell>
          <table:table-cell table:style-name="ce4" office:value-type="string">
            <text:p><text:span text:style-name="T1"><text:a xlink:href="https://m-store.walgreens.com:5043/KPI/SNETMWBWeb/servlet/walgreens.mwb.servlet.MWBServlet/Page?pg=R&amp;area=IVR&amp;type=ALR">https://m-store.walgreens.com:5043/KPI/SNETMWBWeb/servlet/walgreens.mwb.servlet.MWBServlet/Page?pg=R&amp;area=IVR&amp;type=ALR</text:a></text:span></text:p>
          </table:table-cell>
          <table:table-cell table:style-name="ce14" table:number-columns-repeated="18"/>
          <table:table-cell table:style-name="ce17"/>
          <table:table-cell table:number-columns-repeated="4"/>
          <table:table-cell table:style-name="ce17" table:number-columns-repeated="15"/>
          <table:table-cell table:style-name="ce20"/>
          <table:table-cell table:style-name="ce17"/>
          <table:table-cell table:number-columns-repeated="978"/>
        </table:table-row>
        <table:table-row table:style-name="ro3">
          <table:table-cell table:style-name="ce7" office:value-type="string">
            <text:p>Rx Net Promoter Score</text:p>
          </table:table-cell>
          <table:table-cell table:style-name="ce9" office:value-type="string">
            <text:p>RXNPScoreComponent</text:p>
          </table:table-cell>
          <table:table-cell table:style-name="ce9" office:value-type="string">
            <text:p><text:span text:style-name="T1"><text:a xlink:href="http://dladvm-azhzn01.walgreens.com:8083/KPI/SNETMWBWeb/servlet/walgreens.mwb.servlet.MWBServlet/Page?pg=R&amp;area=IVR&amp;type=ALR">http://dladvm-azhzn01.walgreens.com:8083/KPI/SNETMWBWeb/servlet/walgreens.mwb.servlet.MWBServlet/Page?pg=R&amp;area=IVR&amp;type=ALR</text:a></text:span></text:p>
          </table:table-cell>
          <table:table-cell table:style-name="ce9" office:value-type="string">
            <text:p><text:span text:style-name="T1"><text:a xlink:href="http://dladvm-azhzn01.walgreens.com:8093/KPI/SNETMWBWeb/servlet/walgreens.mwb.servlet.MWBServlet/Page?pg=R&amp;area=IVR&amp;type=ALR">http://dladvm-azhzn01.walgreens.com:8093/KPI/SNETMWBWeb/servlet/walgreens.mwb.servlet.MWBServlet/Page?pg=R&amp;area=IVR&amp;type=ALR</text:a></text:span></text:p>
          </table:table-cell>
          <table:table-cell table:style-name="ce9" office:value-type="string">
            <text:p><text:span text:style-name="T1"><text:a xlink:href="http://dladvm-azhzn01.walgreens.com:8043/KPI/SNETMWBWeb/servlet/walgreens.mwb.servlet.MWBServlet/Page?pg=R&amp;area=IVR&amp;type=ALR">http://dladvm-azhzn01.walgreens.com:8043/KPI/SNETMWBWeb/servlet/walgreens.mwb.servlet.MWBServlet/Page?pg=R&amp;area=IVR&amp;type=ALR</text:a></text:span></text:p>
          </table:table-cell>
          <table:table-cell table:style-name="ce9" office:value-type="string">
            <text:p><text:span text:style-name="T1"><text:a xlink:href="https://m-store.walgreens.com:5043/KPI/SNETMWBWeb/servlet/walgreens.mwb.servlet.MWBServlet/Page?pg=R&amp;area=IVR&amp;type=ALR">https://m-store.walgreens.com:5043/KPI/SNETMWBWeb/servlet/walgreens.mwb.servlet.MWBServlet/Page?pg=R&amp;area=IVR&amp;type=ALR</text:a></text:span></text:p>
          </table:table-cell>
          <table:table-cell table:style-name="ce10" table:number-columns-repeated="7"/>
          <table:table-cell table:style-name="ce17" table:number-columns-repeated="4"/>
          <table:table-cell table:style-name="ce10"/>
          <table:table-cell table:style-name="ce17" table:number-columns-repeated="4"/>
          <table:table-cell table:style-name="ce10"/>
          <table:table-cell table:style-name="ce17" table:number-columns-repeated="2"/>
          <table:table-cell table:number-columns-repeated="4"/>
          <table:table-cell table:style-name="ce17" table:number-columns-repeated="13"/>
          <table:table-cell table:style-name="ce10" table:number-columns-repeated="4"/>
          <table:table-cell table:number-columns-repeated="978"/>
        </table:table-row>
        <table:table-row table:style-name="ro3">
          <table:table-cell table:style-name="ce7" office:value-type="string">
            <text:p>payroll</text:p>
          </table:table-cell>
          <table:table-cell table:style-name="ce9" office:value-type="string">
            <text:p>PayrollKPIComponent</text:p>
          </table:table-cell>
          <table:table-cell table:style-name="ce9" office:value-type="string">
            <text:p><text:span text:style-name="T1"><text:a xlink:href="http://dladvm-azhzn01.walgreens.com:8083/KPI/PayrollWeb/StandardProxy/main">http://dladvm-azhzn01.walgreens.com:8083/KPI/PayrollWeb/StandardProxy/main</text:a></text:span></text:p>
          </table:table-cell>
          <table:table-cell table:style-name="ce9" office:value-type="string">
            <text:p><text:span text:style-name="T1"><text:a xlink:href="http://dladvm-azhzn01.walgreens.com:8093/KPI/PayrollWeb/StandardProxy/main">http://dladvm-azhzn01.walgreens.com:8093/KPI/PayrollWeb/StandardProxy/main</text:a></text:span></text:p>
          </table:table-cell>
          <table:table-cell table:style-name="ce9" office:value-type="string">
            <text:p><text:span text:style-name="T1"><text:a xlink:href="http://dladvm-azhzn01.walgreens.com:8043/KPI/PayrollWeb/StandardProxy/main">http://dladvm-azhzn01.walgreens.com:8043/KPI/PayrollWeb/StandardProxy/main</text:a></text:span></text:p>
          </table:table-cell>
          <table:table-cell table:style-name="ce9" office:value-type="string">
            <text:p><text:span text:style-name="T1"><text:a xlink:href="https://m-store.walgreens.com:5043/KPI/PayrollWeb/StandardProxy/main">https://m-store.walgreens.com:5043/KPI/PayrollWeb/StandardProxy/main</text:a></text:span></text:p>
          </table:table-cell>
          <table:table-cell table:style-name="ce10" table:number-columns-repeated="3"/>
          <table:table-cell table:style-name="ce17" table:number-columns-repeated="8"/>
          <table:table-cell table:style-name="ce10"/>
          <table:table-cell table:style-name="ce17" table:number-columns-repeated="4"/>
          <table:table-cell table:style-name="ce10"/>
          <table:table-cell table:style-name="ce17" table:number-columns-repeated="2"/>
          <table:table-cell table:style-name="ce19" table:number-columns-repeated="4"/>
          <table:table-cell table:style-name="ce17" table:number-columns-repeated="15"/>
          <table:table-cell table:style-name="ce20"/>
          <table:table-cell table:style-name="ce17"/>
          <table:table-cell table:number-columns-repeated="978"/>
        </table:table-row>
        <table:table-row table:style-name="ro3">
          <table:table-cell table:style-name="ce7" office:value-type="string">
            <text:p>Floor Planning Express</text:p>
          </table:table-cell>
          <table:table-cell table:style-name="ce4" office:value-type="string">
            <text:p>QuickLinksComponent</text:p>
          </table:table-cell>
          <table:table-cell table:style-name="ce4" office:value-type="string">
            <text:p><text:span text:style-name="T1"><text:a xlink:href="http://dladvm-azhzn01.walgreens.com:8085/StoreLayoutTst/">http://dladvm-azhzn01.walgreens.com:8085/StoreLayoutTst/</text:a></text:span></text:p>
          </table:table-cell>
          <table:table-cell table:style-name="ce4" office:value-type="string">
            <text:p><text:span text:style-name="T1"><text:a xlink:href="http://dladvm-azhzn01.walgreens.com:8095/StoreLayoutTst/">http://dladvm-azhzn01.walgreens.com:8095/StoreLayoutTst/</text:a></text:span></text:p>
          </table:table-cell>
          <table:table-cell table:style-name="ce4" office:value-type="string">
            <text:p><text:span text:style-name="T1"><text:a xlink:href="http://dladvm-azhzn01.walgreens.com:8045/StoreLayoutTst/">http://dladvm-azhzn01.walgreens.com:8045/StoreLayoutTst/</text:a></text:span></text:p>
          </table:table-cell>
          <table:table-cell table:style-name="ce4" office:value-type="string">
            <text:p><text:span text:style-name="T1"><text:a xlink:href="https://m-store.walgreens.com:5043/StoreLayout/">https://m-store.walgreens.com:5043/StoreLayout/</text:a></text:span></text:p>
          </table:table-cell>
          <table:table-cell table:style-name="ce10" table:number-columns-repeated="3"/>
          <table:table-cell table:style-name="ce17" table:number-columns-repeated="8"/>
          <table:table-cell table:style-name="ce10"/>
          <table:table-cell table:style-name="ce17" table:number-columns-repeated="4"/>
          <table:table-cell table:style-name="ce10"/>
          <table:table-cell table:style-name="ce17" table:number-columns-repeated="2"/>
          <table:table-cell table:number-columns-repeated="4"/>
          <table:table-cell table:style-name="ce17" table:number-columns-repeated="15"/>
          <table:table-cell table:style-name="ce20"/>
          <table:table-cell table:style-name="ce17"/>
          <table:table-cell table:number-columns-repeated="978"/>
        </table:table-row>
        <table:table-row table:style-name="ro3">
          <table:table-cell table:style-name="ce7" office:value-type="string">
            <text:p>Applicant Tracking System</text:p>
          </table:table-cell>
          <table:table-cell table:style-name="ce4" office:value-type="string">
            <text:p>QuickLinksComponent</text:p>
          </table:table-cell>
          <table:table-cell table:style-name="ce4" office:value-type="string">
            <text:p><text:span text:style-name="T1"><text:a xlink:href="https://ssotest.walgreens.com/idp/idpLogin?PartnerSpId=https://2x-staging.kenexa.com/sps/inboundSSOStage/saml20">https://ssotest.walgreens.com/idp/idpLogin?PartnerSpId=https://2x-staging.kenexa.com/sps/inboundSSOStage/saml20</text:a></text:span></text:p>
          </table:table-cell>
          <table:table-cell table:style-name="ce4" office:value-type="string">
            <text:p><text:span text:style-name="T1"><text:a xlink:href="https://ssotest.walgreens.com/idp/idpLogin?PartnerSpId=https://2x-staging.kenexa.com/sps/inboundSSOStage/saml20">https://ssotest.walgreens.com/idp/idpLogin?PartnerSpId=https://2x-staging.kenexa.com/sps/inboundSSOStage/saml20</text:a></text:span></text:p>
          </table:table-cell>
          <table:table-cell table:style-name="ce4" office:value-type="string">
            <text:p><text:span text:style-name="T1"><text:a xlink:href="https://ssotest.walgreens.com/idp/idpLogin?PartnerSpId=https://2x-staging.kenexa.com/sps/inboundSSOStage/saml20">https://ssotest.walgreens.com/idp/idpLogin?PartnerSpId=https://2x-staging.kenexa.com/sps/inboundSSOStage/saml20</text:a></text:span></text:p>
          </table:table-cell>
          <table:table-cell table:style-name="ce4" office:value-type="string">
            <text:p><text:span text:style-name="T1"><text:a xlink:href="https://sso.walgreens.com/idp/idpLogin?PartnerSpId=https://2x.kenexa.com/sps/inboundSSOProd/saml20">https://sso.walgreens.com/idp/idpLogin?PartnerSpId=https://2x.kenexa.com/sps/inboundSSOProd/saml20</text:a></text:span></text:p>
          </table:table-cell>
          <table:table-cell table:style-name="ce10" table:number-columns-repeated="3"/>
          <table:table-cell table:style-name="ce17" table:number-columns-repeated="8"/>
          <table:table-cell table:style-name="ce10"/>
          <table:table-cell table:style-name="ce17" table:number-columns-repeated="4"/>
          <table:table-cell table:style-name="ce10"/>
          <table:table-cell table:style-name="ce17" table:number-columns-repeated="2"/>
          <table:table-cell table:number-columns-repeated="4"/>
          <table:table-cell table:style-name="ce17" table:number-columns-repeated="15"/>
          <table:table-cell table:style-name="ce20"/>
          <table:table-cell table:style-name="ce17"/>
          <table:table-cell table:number-columns-repeated="978"/>
        </table:table-row>
        <table:table-row table:style-name="ro4">
          <table:table-cell table:style-name="ce7" office:value-type="string">
            <text:p>Walgreens.com Online Ordering</text:p>
          </table:table-cell>
          <table:table-cell table:style-name="ce4" office:value-type="string">
            <text:p>QuickLinksComponent</text:p>
          </table:table-cell>
          <table:table-cell table:style-name="ce4" office:value-type="string">
            <text:p><text:span text:style-name="T1"><text:a xlink:href="https://m-qa2.walgreens.com/storelogin.jsp?app=iso">https://m-qa2.walgreens.com/storelogin.jsp?app=iso</text:a></text:span></text:p>
          </table:table-cell>
          <table:table-cell table:style-name="ce4" office:value-type="string">
            <text:p><text:span text:style-name="T1"><text:a xlink:href="https://m-qa2.walgreens.com/storelogin.jsp?app=iso">https://m-qa2.walgreens.com/storelogin.jsp?app=iso</text:a></text:span></text:p>
          </table:table-cell>
          <table:table-cell table:style-name="ce4" office:value-type="string">
            <text:p><text:span text:style-name="T1"><text:a xlink:href="https://m-qa2.walgreens.com/storelogin.jsp?app=iso">https://m-qa2.walgreens.com/storelogin.jsp?app=iso</text:a></text:span></text:p>
          </table:table-cell>
          <table:table-cell table:style-name="ce4" office:value-type="string">
            <text:p><text:span text:style-name="T1"><text:a xlink:href="http://www.walgreens.com/iso/default.jsp">http://www.walgreens.com/iso/default.jsp</text:a></text:span></text:p>
          </table:table-cell>
          <table:table-cell table:style-name="ce10" table:number-columns-repeated="3"/>
          <table:table-cell table:style-name="ce17" table:number-columns-repeated="8"/>
          <table:table-cell table:style-name="ce10"/>
          <table:table-cell table:style-name="ce17" table:number-columns-repeated="4"/>
          <table:table-cell table:style-name="ce10"/>
          <table:table-cell table:style-name="ce17" table:number-columns-repeated="2"/>
          <table:table-cell table:number-columns-repeated="4"/>
          <table:table-cell table:style-name="ce17" table:number-columns-repeated="15"/>
          <table:table-cell table:style-name="ce20"/>
          <table:table-cell table:style-name="ce17"/>
          <table:table-cell table:number-columns-repeated="978"/>
        </table:table-row>
        <table:table-row table:style-name="ro3">
          <table:table-cell table:style-name="ce7" office:value-type="string">
            <text:p>Beauty Enthusiast</text:p>
          </table:table-cell>
          <table:table-cell table:style-name="ce10"/>
          <table:table-cell table:style-name="ce11"/>
          <table:table-cell table:style-name="ce10" table:number-columns-repeated="10"/>
          <table:table-cell table:style-name="ce17" table:number-columns-repeated="4"/>
          <table:table-cell table:style-name="ce10"/>
          <table:table-cell table:style-name="ce17" table:number-columns-repeated="4"/>
          <table:table-cell table:style-name="ce10"/>
          <table:table-cell table:style-name="ce17" table:number-columns-repeated="2"/>
          <table:table-cell table:number-columns-repeated="4"/>
          <table:table-cell table:style-name="ce17" table:number-columns-repeated="13"/>
          <table:table-cell table:number-columns-repeated="982"/>
        </table:table-row>
        <table:table-row table:style-name="ro4">
          <table:table-cell table:style-name="ce7" office:value-type="string">
            <text:p>Beauty Website</text:p>
          </table:table-cell>
          <table:table-cell table:style-name="ce10"/>
          <table:table-cell table:style-name="ce12"/>
          <table:table-cell table:style-name="ce10" table:number-columns-repeated="10"/>
          <table:table-cell table:style-name="ce17" table:number-columns-repeated="4"/>
          <table:table-cell table:style-name="ce10"/>
          <table:table-cell table:style-name="ce17" table:number-columns-repeated="4"/>
          <table:table-cell table:style-name="ce10"/>
          <table:table-cell table:style-name="ce17" table:number-columns-repeated="2"/>
          <table:table-cell table:style-name="ce19" table:number-columns-repeated="4"/>
          <table:table-cell table:style-name="ce17" table:number-columns-repeated="13"/>
          <table:table-cell table:number-columns-repeated="982"/>
        </table:table-row>
        <table:table-row table:style-name="ro3">
          <table:table-cell table:style-name="ce7" office:value-type="string">
            <text:p>Order Testers</text:p>
          </table:table-cell>
          <table:table-cell table:style-name="ce10"/>
          <table:table-cell table:style-name="ce11"/>
          <table:table-cell table:style-name="ce10" table:number-columns-repeated="10"/>
          <table:table-cell table:style-name="ce17" table:number-columns-repeated="4"/>
          <table:table-cell table:style-name="ce10"/>
          <table:table-cell table:style-name="ce17" table:number-columns-repeated="4"/>
          <table:table-cell table:style-name="ce10"/>
          <table:table-cell table:style-name="ce17" table:number-columns-repeated="2"/>
          <table:table-cell table:style-name="ce19" table:number-columns-repeated="4"/>
          <table:table-cell table:style-name="ce17" table:number-columns-repeated="13"/>
          <table:table-cell table:number-columns-repeated="982"/>
        </table:table-row>
        <table:table-row table:style-name="ro4">
          <table:table-cell table:style-name="ce7" office:value-type="string">
            <text:p>Walgreens.com Online Ordering</text:p>
          </table:table-cell>
          <table:table-cell table:style-name="ce10"/>
          <table:table-cell table:style-name="ce12"/>
          <table:table-cell table:style-name="ce10" table:number-columns-repeated="10"/>
          <table:table-cell table:style-name="ce17" table:number-columns-repeated="4"/>
          <table:table-cell table:style-name="ce10"/>
          <table:table-cell table:style-name="ce17" table:number-columns-repeated="4"/>
          <table:table-cell table:style-name="ce10"/>
          <table:table-cell table:style-name="ce17" table:number-columns-repeated="2"/>
          <table:table-cell table:style-name="ce19" table:number-columns-repeated="4"/>
          <table:table-cell table:style-name="ce17" table:number-columns-repeated="13"/>
          <table:table-cell table:number-columns-repeated="982"/>
        </table:table-row>
        <table:table-row table:style-name="ro4">
          <table:table-cell table:style-name="ce7" office:value-type="string">
            <text:p>Compass/HomeActivity</text:p>
          </table:table-cell>
          <table:table-cell table:style-name="ce10" table:number-columns-repeated="2"/>
          <table:table-cell table:style-name="ce4" office:value-type="string">
            <text:p><text:span text:style-name="T1"><text:a xlink:href="http://dladvm-azhzn01.walgreens.com:8081/CompassWebTest/RTM/Blocks/dailyPlanner.jsp">http://dladvm-azhzn01.walgreens.com:8081/CompassWebTest/RTM/Blocks/dailyPlanner.jsp</text:a></text:span></text:p>
          </table:table-cell>
          <table:table-cell table:style-name="ce4" office:value-type="string">
            <text:p><text:span text:style-name="T1"><text:a xlink:href="http://dladvm-azhzn01.walgreens.com:8091/CompassWebTest/RTM/Blocks/dailyPlanner.jsp">http://dladvm-azhzn01.walgreens.com:8091/CompassWebTest/RTM/Blocks/dailyPlanner.jsp</text:a></text:span></text:p>
          </table:table-cell>
          <table:table-cell table:style-name="ce4" office:value-type="string">
            <text:p><text:span text:style-name="T1"><text:a xlink:href="http://dladvm-azhzn01.walgreens.com:8041/CompassWebTest/RTM/Blocks/dailyPlanner.jsp">http://dladvm-azhzn01.walgreens.com:8041/CompassWebTest/RTM/Blocks/dailyPlanner.jsp</text:a></text:span></text:p>
          </table:table-cell>
          <table:table-cell table:style-name="ce4" office:value-type="string">
            <text:p><text:span text:style-name="T1"><text:a xlink:href="https://m-store.walgreens.com:5043/CompassWebTest/RTM/Blocks/dailyPlanner.jsp">https://m-store.walgreens.com:5043/CompassWebTest/RTM/Blocks/dailyPlanner.jsp</text:a></text:span></text:p>
          </table:table-cell>
          <table:table-cell table:style-name="ce15"/>
          <table:table-cell table:style-name="ce10" table:number-columns-repeated="10"/>
          <table:table-cell table:style-name="ce17" table:number-columns-repeated="4"/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13"/>
          <table:table-cell table:number-columns-repeated="982"/>
        </table:table-row>
        <table:table-row table:style-name="ro4">
          <table:table-cell table:style-name="ce7" office:value-type="string">
            <text:p>Beauty Website</text:p>
          </table:table-cell>
          <table:table-cell table:style-name="ce4" office:value-type="string">
            <text:p>ResourceComponent</text:p>
          </table:table-cell>
          <table:table-cell table:style-name="ce4" office:value-type="string">
            <text:p><text:span text:style-name="T1"><text:a xlink:href="https://dladvm-azhzn01.walgreens.com:8082/Beauty/login">https://dladvm-azhzn01.walgreens.com:8082/Beauty/login</text:a></text:span></text:p>
          </table:table-cell>
          <table:table-cell table:style-name="ce4" office:value-type="string">
            <text:p><text:span text:style-name="T1"><text:a xlink:href="https://dladvm-azhzn01.walgreens.com:8092/Beauty/login">https://dladvm-azhzn01.walgreens.com:8092/Beauty/login</text:a></text:span></text:p>
          </table:table-cell>
          <table:table-cell table:style-name="ce4" office:value-type="string">
            <text:p><text:span text:style-name="T1"><text:a xlink:href="https://dladvm-azhzn01.walgreens.com:8042/Beauty/login">https://dladvm-azhzn01.walgreens.com:8042/Beauty/login</text:a></text:span></text:p>
          </table:table-cell>
          <table:table-cell table:style-name="ce4" office:value-type="string">
            <text:p><text:span text:style-name="T1"><text:a xlink:href="https://m-store2.walgreens.com:5043/Beauty/login">https://m-store2.walgreens.com:5043/Beauty/login</text:a></text:span>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What's Hot</text:p>
          </table:table-cell>
          <table:table-cell table:style-name="ce4" office:value-type="string">
            <text:p>ResourceComponent</text:p>
          </table:table-cell>
          <table:table-cell table:style-name="ce4" office:value-type="string">
            <text:p><text:span text:style-name="T1"><text:a xlink:href="https://dladvm-azhzn01.walgreens.com:8082/Beauty/whats-hot?q=content/whats-hot">https://dladvm-azhzn01.walgreens.com:8082/Beauty/whats-hot?q=content/whats-hot</text:a></text:span></text:p>
          </table:table-cell>
          <table:table-cell table:style-name="ce4" office:value-type="string">
            <text:p><text:span text:style-name="T1"><text:a xlink:href="https://dladvm-azhzn01.walgreens.com:8092/Beauty/whats-hot?q=content/whats-hot">https://dladvm-azhzn01.walgreens.com:8092/Beauty/whats-hot?q=content/whats-hot</text:a></text:span></text:p>
          </table:table-cell>
          <table:table-cell table:style-name="ce4" office:value-type="string">
            <text:p><text:span text:style-name="T1"><text:a xlink:href="https://dladvm-azhzn01.walgreens.com:8042/Beauty/whats-hot?q=content/whats-hot">https://dladvm-azhzn01.walgreens.com:8042/Beauty/whats-hot?q=content/whats-hot</text:a></text:span></text:p>
          </table:table-cell>
          <table:table-cell table:style-name="ce4" office:value-type="string">
            <text:p><text:span text:style-name="T1"><text:a xlink:href="https://m-store2.walgreens.com:5043/Beauty/whats-hot?q=content/whats-hot">https://m-store2.walgreens.com:5043/Beauty/whats-hot?q=content/whats-hot</text:a></text:span>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Beauty Brand Directory</text:p>
          </table:table-cell>
          <table:table-cell table:style-name="ce4" office:value-type="string">
            <text:p>ResourceComponent</text:p>
          </table:table-cell>
          <table:table-cell table:style-name="ce4" office:value-type="string">
            <text:p><text:span text:style-name="T1"><text:a xlink:href="https://dladvm-azhzn01.walgreens.com:8082/Beauty/supplier-URLs?q=content/supplier-URLs">https://dladvm-azhzn01.walgreens.com:8082/Beauty/supplier-URLs?q=content/supplier-URLs</text:a></text:span></text:p>
          </table:table-cell>
          <table:table-cell table:style-name="ce4" office:value-type="string">
            <text:p><text:span text:style-name="T1"><text:a xlink:href="https://dladvm-azhzn01.walgreens.com:8092/Beauty/supplier-URLs?q=content/supplier-URLs">https://dladvm-azhzn01.walgreens.com:8092/Beauty/supplier-URLs?q=content/supplier-URLs</text:a></text:span></text:p>
          </table:table-cell>
          <table:table-cell table:style-name="ce4" office:value-type="string">
            <text:p><text:span text:style-name="T1"><text:a xlink:href="https://dladvm-azhzn01.walgreens.com:8042/Beauty/supplier-URLs?q=content/supplier-URLs">https://dladvm-azhzn01.walgreens.com:8042/Beauty/supplier-URLs?q=content/supplier-URLs</text:a></text:span></text:p>
          </table:table-cell>
          <table:table-cell table:style-name="ce4" office:value-type="string">
            <text:p><text:span text:style-name="T1"><text:a xlink:href="https://m-store2.walgreens.com:5043/Beauty/supplier-URLs?q=content/supplier-URLs">https://m-store2.walgreens.com:5043/Beauty/supplier-URLs?q=content/supplier-URLs</text:a></text:span>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Beauty Must Have</text:p>
          </table:table-cell>
          <table:table-cell table:style-name="ce4" office:value-type="string">
            <text:p>ResourceComponent</text:p>
          </table:table-cell>
          <table:table-cell table:style-name="ce4" office:value-type="string">
            <text:p><text:span text:style-name="T1"><text:a xlink:href="https://dladvm-azhzn01.walgreens.com:8082/Beauty/beauty-must-haves?q=content/beauty-must-haves">https://dladvm-azhzn01.walgreens.com:8082/Beauty/beauty-must-haves?q=content/beauty-must-haves</text:a></text:span></text:p>
          </table:table-cell>
          <table:table-cell table:style-name="ce4" office:value-type="string">
            <text:p><text:span text:style-name="T1"><text:a xlink:href="https://dladvm-azhzn01.walgreens.com:8092/Beauty/beauty-must-haves?q=content/beauty-must-haves">https://dladvm-azhzn01.walgreens.com:8092/Beauty/beauty-must-haves?q=content/beauty-must-haves</text:a></text:span></text:p>
          </table:table-cell>
          <table:table-cell table:style-name="ce4" office:value-type="string">
            <text:p><text:span text:style-name="T1"><text:a xlink:href="https://dladvm-azhzn01.walgreens.com:8042/Beauty/beauty-must-haves?q=content/beauty-must-haves">https://dladvm-azhzn01.walgreens.com:8042/Beauty/beauty-must-haves?q=content/beauty-must-haves</text:a></text:span></text:p>
          </table:table-cell>
          <table:table-cell table:style-name="ce4" office:value-type="string">
            <text:p><text:span text:style-name="T1"><text:a xlink:href="https://m-store2.walgreens.com:5043/Beauty/beauty-must-haves?q=content/beauty-must-haves">https://m-store2.walgreens.com:5043/Beauty/beauty-must-haves?q=content/beauty-must-haves</text:a></text:span>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Beauty Department</text:p>
          </table:table-cell>
          <table:table-cell table:style-name="ce4" office:value-type="string">
            <text:p>ResourceComponent</text:p>
          </table:table-cell>
          <table:table-cell table:style-name="ce4" office:value-type="string">
            <text:p><text:span text:style-name="T1"><text:a xlink:href="https://m-qa2.walgreens.com/store/c/beauty-products/ID=359434-tier1">https://m-qa2.walgreens.com/store/c/beauty-products/ID=359434-tier1</text:a></text:span></text:p>
          </table:table-cell>
          <table:table-cell table:style-name="ce4" office:value-type="string">
            <text:p><text:span text:style-name="T1"><text:a xlink:href="https://m-qa2.walgreens.com/store/c/beauty-products/ID=359434-tier1">https://m-qa2.walgreens.com/store/c/beauty-products/ID=359434-tier1</text:a></text:span></text:p>
          </table:table-cell>
          <table:table-cell table:style-name="ce4" office:value-type="string">
            <text:p><text:span text:style-name="T1"><text:a xlink:href="https://m-qa2.walgreens.com/store/c/beauty-products/ID=359434-tier1">https://m-qa2.walgreens.com/store/c/beauty-products/ID=359434-tier1</text:a></text:span></text:p>
          </table:table-cell>
          <table:table-cell table:style-name="ce4" office:value-type="string">
            <text:p><text:span text:style-name="T1"><text:a xlink:href="https://www.walgreens.com/store/c/beauty-products/ID=359434-tier1">https://www.walgreens.com/store/c/beauty-products/ID=359434-tier1</text:a></text:span>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Weekly Ad</text:p>
          </table:table-cell>
          <table:table-cell table:style-name="ce10"/>
          <table:table-cell table:number-columns-repeated="1022"/>
        </table:table-row>
        <table:table-row table:style-name="ro4">
          <table:table-cell table:style-name="ce7" office:value-type="string">
            <text:p>Coupons</text:p>
          </table:table-cell>
          <table:table-cell table:style-name="ce10"/>
          <table:table-cell table:number-columns-repeated="1022"/>
        </table:table-row>
        <table:table-row table:style-name="ro4">
          <table:table-cell table:style-name="ce7" office:value-type="string">
            <text:p>Online Deals</text:p>
          </table:table-cell>
          <table:table-cell table:style-name="ce10"/>
          <table:table-cell table:number-columns-repeated="1022"/>
        </table:table-row>
        <table:table-row table:style-name="ro4">
          <table:table-cell table:style-name="ce7" office:value-type="string">
            <text:p>Applicant Tracking System</text:p>
          </table:table-cell>
          <table:table-cell table:style-name="ce4" office:value-type="string">
            <text:p>ToolComponent</text:p>
          </table:table-cell>
          <table:table-cell table:style-name="ce4" office:value-type="string">
            <text:p><text:span text:style-name="T1"><text:a xlink:href="https://ssotest.walgreens.com/idp/idpLogin?PartnerSpId=https://2x-staging.kenexa.com/sps/inboundSSOStage/saml20">https://ssotest.walgreens.com/idp/idpLogin?PartnerSpId=https://2x-staging.kenexa.com/sps/inboundSSOStage/saml20</text:a></text:span></text:p>
          </table:table-cell>
          <table:table-cell table:style-name="ce4" office:value-type="string">
            <text:p><text:span text:style-name="T1"><text:a xlink:href="https://ssotest.walgreens.com/idp/idpLogin?PartnerSpId=https://2x-staging.kenexa.com/sps/inboundSSOStage/saml20">https://ssotest.walgreens.com/idp/idpLogin?PartnerSpId=https://2x-staging.kenexa.com/sps/inboundSSOStage/saml20</text:a></text:span></text:p>
          </table:table-cell>
          <table:table-cell table:style-name="ce4" office:value-type="string">
            <text:p><text:span text:style-name="T1"><text:a xlink:href="https://ssotest.walgreens.com/idp/idpLogin?PartnerSpId=https://2x-staging.kenexa.com/sps/inboundSSOStage/saml20">https://ssotest.walgreens.com/idp/idpLogin?PartnerSpId=https://2x-staging.kenexa.com/sps/inboundSSOStage/saml20</text:a></text:span></text:p>
          </table:table-cell>
          <table:table-cell table:style-name="ce4" office:value-type="string">
            <text:p><text:span text:style-name="T1"><text:a xlink:href="https://sso.walgreens.com/idp/idpLogin?PartnerSpId=https://2x.kenexa.com/sps/inboundSSOProd/saml20">https://sso.walgreens.com/idp/idpLogin?PartnerSpId=https://2x.kenexa.com/sps/inboundSSOProd/saml20</text:a></text:span>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Compass</text:p>
          </table:table-cell>
          <table:table-cell table:style-name="ce4" office:value-type="string">
            <text:p>ToolComponent</text:p>
          </table:table-cell>
          <table:table-cell table:style-name="ce4" office:value-type="string">
            <text:p><text:span text:style-name="T1"><text:a xlink:href="http://dladvm-azhzn01.walgreens.com:8081/CompassWebTest/RTM/Blocks/dailyPlanner.jsp">http://dladvm-azhzn01.walgreens.com:8081/CompassWebTest/RTM/Blocks/dailyPlanner.jsp</text:a></text:span></text:p>
          </table:table-cell>
          <table:table-cell table:style-name="ce4" office:value-type="string">
            <text:p><text:span text:style-name="T1"><text:a xlink:href="http://dladvm-azhzn01.walgreens.com:8091/CompassWebTest/RTM/Blocks/dailyPlanner.jsp">http://dladvm-azhzn01.walgreens.com:8091/CompassWebTest/RTM/Blocks/dailyPlanner.jsp</text:a></text:span></text:p>
          </table:table-cell>
          <table:table-cell table:style-name="ce4" office:value-type="string">
            <text:p><text:span text:style-name="T1"><text:a xlink:href="http://dladvm-azhzn01.walgreens.com:8041/CompassWebTest/RTM/Blocks/dailyPlanner.jsp">http://dladvm-azhzn01.walgreens.com:8041/CompassWebTest/RTM/Blocks/dailyPlanner.jsp</text:a></text:span></text:p>
          </table:table-cell>
          <table:table-cell table:style-name="ce4" office:value-type="string">
            <text:p><text:span text:style-name="T1"><text:a xlink:href="https://m-store.walgreens.com:5043/CompassWebTest/RTM/Blocks/dailyPlanner.jsp">https://m-store.walgreens.com:5043/CompassWebTest/RTM/Blocks/dailyPlanner.jsp</text:a></text:span>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Customer Plan</text:p>
          </table:table-cell>
          <table:table-cell table:style-name="ce4" office:value-type="string">
            <text:p>ToolComponent</text:p>
          </table:table-cell>
          <table:table-cell table:style-name="ce4" office:value-type="string">
            <text:p><text:span text:style-name="T1"><text:a xlink:href="http://snetapp.walgreens.com/prodpublisher/itrtlhrp_mktguide/home/wagmktguidecorp.htm">http://snetapp.walgreens.com/prodpublisher/itrtlhrp_mktguide/home/wagmktguidecorp.htm</text:a></text:span></text:p>
          </table:table-cell>
          <table:table-cell table:style-name="ce4" office:value-type="string">
            <text:p><text:span text:style-name="T1"><text:a xlink:href="http://snetapp.walgreens.com/prodpublisher/itrtlhrp_mktguide/home/wagmktguidecorp.htm">http://snetapp.walgreens.com/prodpublisher/itrtlhrp_mktguide/home/wagmktguidecorp.htm</text:a></text:span></text:p>
          </table:table-cell>
          <table:table-cell table:style-name="ce4" office:value-type="string">
            <text:p><text:span text:style-name="T1"><text:a xlink:href="http://snetapp.walgreens.com/prodpublisher/itrtlhrp_mktguide/home/wagmktguidecorp.htm">http://snetapp.walgreens.com/prodpublisher/itrtlhrp_mktguide/home/wagmktguidecorp.htm</text:a></text:span></text:p>
          </table:table-cell>
          <table:table-cell table:style-name="ce4" office:value-type="string">
            <text:p><text:span text:style-name="T1"><text:a xlink:href="http://snetapp.walgreens.com/prodpublisher/itrtlhrp_mktguide/home/wagmktguidecorp.htm">http://snetapp.walgreens.com/prodpublisher/itrtlhrp_mktguide/home/wagmktguidecorp.htm</text:a></text:span>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Floor Planning Express</text:p>
          </table:table-cell>
          <table:table-cell table:style-name="ce4" office:value-type="string">
            <text:p>ToolComponent</text:p>
          </table:table-cell>
          <table:table-cell table:style-name="ce4" office:value-type="string">
            <text:p><text:span text:style-name="T1"><text:a xlink:href="http://dladvm-azhzn01.walgreens.com:8085/StoreLayoutTst/">http://dladvm-azhzn01.walgreens.com:8085/StoreLayoutTst/</text:a></text:span></text:p>
          </table:table-cell>
          <table:table-cell table:style-name="ce4" office:value-type="string">
            <text:p><text:span text:style-name="T1"><text:a xlink:href="http://dladvm-azhzn01.walgreens.com:8095/StoreLayoutTst/">http://dladvm-azhzn01.walgreens.com:8095/StoreLayoutTst/</text:a></text:span></text:p>
          </table:table-cell>
          <table:table-cell table:style-name="ce4" office:value-type="string">
            <text:p><text:span text:style-name="T1"><text:a xlink:href="http://dladvm-azhzn01.walgreens.com:8045/StoreLayoutTst/">http://dladvm-azhzn01.walgreens.com:8045/StoreLayoutTst/</text:a></text:span></text:p>
          </table:table-cell>
          <table:table-cell table:style-name="ce4" office:value-type="string">
            <text:p><text:span text:style-name="T1"><text:a xlink:href="https://m-store.walgreens.com:5043/StoreLayout/">https://m-store.walgreens.com:5043/StoreLayout/</text:a></text:span>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StoreCare+</text:p>
          </table:table-cell>
          <table:table-cell table:style-name="ce4" office:value-type="string">
            <text:p>ToolComponent</text:p>
          </table:table-cell>
          <table:table-cell table:style-name="ce4" office:value-type="string">
            <text:p><text:span text:style-name="T1"><text:a xlink:href="https://training2.verisae.com/DataNett/mobile/mlogin.html">https://training2.verisae.com/DataNett/mobile/mlogin.html</text:a></text:span></text:p>
          </table:table-cell>
          <table:table-cell table:style-name="ce4" office:value-type="string">
            <text:p><text:span text:style-name="T1"><text:a xlink:href="https://training2.verisae.com/DataNett/mobile/mlogin.html">https://training2.verisae.com/DataNett/mobile/mlogin.html</text:a></text:span></text:p>
          </table:table-cell>
          <table:table-cell table:style-name="ce4" office:value-type="string">
            <text:p><text:span text:style-name="T1"><text:a xlink:href="https://training2.verisae.com/DataNett/mobile/mlogin.html">https://training2.verisae.com/DataNett/mobile/mlogin.html</text:a></text:span></text:p>
          </table:table-cell>
          <table:table-cell table:style-name="ce4" office:value-type="string">
            <text:p><text:span text:style-name="T1"><text:a xlink:href="https://sso.walgreens.com/idp/idpLogin?PartnerSpId=https://www.eam.verisae.com">https://sso.walgreens.com/idp/idpLogin?PartnerSpId=https://www.eam.verisae.com</text:a></text:span>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Walgreens.com Online Ordering</text:p>
          </table:table-cell>
          <table:table-cell table:style-name="ce4" office:value-type="string">
            <text:p>ResourceComponent</text:p>
          </table:table-cell>
          <table:table-cell table:style-name="ce4" office:value-type="string">
            <text:p><text:span text:style-name="T1"><text:a xlink:href="https://m-int1.walgreens.com/storelogin.jsp?app=iso">https://m-int1.walgreens.com/storelogin.jsp?app=iso</text:a></text:span></text:p>
          </table:table-cell>
          <table:table-cell table:style-name="ce4" office:value-type="string">
            <text:p><text:span text:style-name="T1"><text:a xlink:href="https://m-int1.walgreens.com/storelogin.jsp?app=iso">https://m-int1.walgreens.com/storelogin.jsp?app=iso</text:a></text:span></text:p>
          </table:table-cell>
          <table:table-cell table:style-name="ce4" office:value-type="string">
            <text:p><text:span text:style-name="T1"><text:a xlink:href="https://m-qa2.walgreens.com/storelogin.jsp?app=iso">https://m-qa2.walgreens.com/storelogin.jsp?app=iso</text:a></text:span></text:p>
          </table:table-cell>
          <table:table-cell table:style-name="ce4" office:value-type="string">
            <text:p><text:span text:style-name="T1"><text:a xlink:href="http://www.walgreens.com/iso/default.jsp">http://www.walgreens.com/iso/default.jsp</text:a></text:span>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Weekly Ad</text:p>
          </table:table-cell>
          <table:table-cell table:style-name="ce4" office:value-type="string">
            <text:p>ResourceComponent</text:p>
          </table:table-cell>
          <table:table-cell table:style-name="ce4" office:value-type="string">
            <text:p><text:span text:style-name="T1"><text:a xlink:href="https://m-qa2.walgreens.com/offers/offers.jsp?view=weeklyad#/weeklyad">https://m-qa2.walgreens.com/offers/offers.jsp?view=weeklyad#/weeklyad</text:a></text:span></text:p>
          </table:table-cell>
          <table:table-cell table:style-name="ce4" office:value-type="string">
            <text:p><text:span text:style-name="T1"><text:a xlink:href="https://m-qa2.walgreens.com/offers/offers.jsp?view=weeklyad#/weeklyad">https://m-qa2.walgreens.com/offers/offers.jsp?view=weeklyad#/weeklyad</text:a></text:span></text:p>
          </table:table-cell>
          <table:table-cell table:style-name="ce4" office:value-type="string">
            <text:p><text:span text:style-name="T1"><text:a xlink:href="https://m-qa2.walgreens.com/offers/offers.jsp?view=weeklyad#/weeklyad">https://m-qa2.walgreens.com/offers/offers.jsp?view=weeklyad#/weeklyad</text:a></text:span></text:p>
          </table:table-cell>
          <table:table-cell table:style-name="ce4" office:value-type="string">
            <text:p><text:span text:style-name="T1"><text:a xlink:href="https://www.walgreens.com/offers/offers.jsp?view=weeklyad#/weeklyad">https://www.walgreens.com/offers/offers.jsp?view=weeklyad#/weeklyad</text:a></text:span>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Coupons</text:p>
          </table:table-cell>
          <table:table-cell table:style-name="ce4" office:value-type="string">
            <text:p>ResourceComponent</text:p>
          </table:table-cell>
          <table:table-cell table:style-name="ce4" office:value-type="string">
            <text:p><text:span text:style-name="T1"><text:a xlink:href="https://m-qa2.walgreens.com/offers/offers.jsp?">https://m-qa2.walgreens.com/offers/offers.jsp?</text:a></text:span></text:p>
          </table:table-cell>
          <table:table-cell table:style-name="ce4" office:value-type="string">
            <text:p><text:span text:style-name="T1"><text:a xlink:href="https://m-qa2.walgreens.com/offers/offers.jsp?">https://m-qa2.walgreens.com/offers/offers.jsp?</text:a></text:span></text:p>
          </table:table-cell>
          <table:table-cell table:style-name="ce4" office:value-type="string">
            <text:p><text:span text:style-name="T1"><text:a xlink:href="https://m-qa2.walgreens.com/offers/offers.jsp?">https://m-qa2.walgreens.com/offers/offers.jsp?</text:a></text:span></text:p>
          </table:table-cell>
          <table:table-cell table:style-name="ce4" office:value-type="string">
            <text:p><text:span text:style-name="T1"><text:a xlink:href="https://www.walgreens.com/offers/offers.jsp?">https://www.walgreens.com/offers/offers.jsp?</text:a></text:span>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Online Deals</text:p>
          </table:table-cell>
          <table:table-cell table:style-name="ce4" office:value-type="string">
            <text:p>ResourceComponent</text:p>
          </table:table-cell>
          <table:table-cell table:style-name="ce4" office:value-type="string">
            <text:p><text:span text:style-name="T1"><text:a xlink:href="https://m-qa2.walgreens.com/topic/promotion/walgreens-online-deals.jsp">https://m-qa2.walgreens.com/topic/promotion/walgreens-online-deals.jsp</text:a></text:span></text:p>
          </table:table-cell>
          <table:table-cell table:style-name="ce4" office:value-type="string">
            <text:p><text:span text:style-name="T1"><text:a xlink:href="https://m-qa2.walgreens.com/topic/promotion/walgreens-online-deals.jsp">https://m-qa2.walgreens.com/topic/promotion/walgreens-online-deals.jsp</text:a></text:span></text:p>
          </table:table-cell>
          <table:table-cell table:style-name="ce4" office:value-type="string">
            <text:p><text:span text:style-name="T1"><text:a xlink:href="https://m-qa2.walgreens.com/topic/promotion/walgreens-online-deals.jsp">https://m-qa2.walgreens.com/topic/promotion/walgreens-online-deals.jsp</text:a></text:span></text:p>
          </table:table-cell>
          <table:table-cell table:style-name="ce4" office:value-type="string">
            <text:p><text:span text:style-name="T1"><text:a xlink:href="https://www.walgreens.com/topic/promotion/walgreens-online-deals.jsp">https://www.walgreens.com/topic/promotion/walgreens-online-deals.jsp</text:a></text:span>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Improve Scorecard</text:p>
          </table:table-cell>
          <table:table-cell table:style-name="ce4" office:value-type="string">
            <text:p>ResourceComponent</text:p>
          </table:table-cell>
          <table:table-cell table:style-name="ce4" office:value-type="string">
            <text:p><text:span text:style-name="T1"><text:a xlink:href="http://dladvm-azhzn01.walgreens.com:8084/Improve/ScorecardWeb/StandardProxy/main?selectedTabId=1">http://dladvm-azhzn01.walgreens.com:8084/Improve/ScorecardWeb/StandardProxy/main?selectedTabId=1</text:a></text:span></text:p>
          </table:table-cell>
          <table:table-cell table:style-name="ce4" office:value-type="string">
            <text:p><text:span text:style-name="T1"><text:a xlink:href="http://dladvm-azhzn01.walgreens.com:8094/Improve/ScorecardWeb/StandardProxy/main?selectedTabId=1">http://dladvm-azhzn01.walgreens.com:8094/Improve/ScorecardWeb/StandardProxy/main?selectedTabId=1</text:a></text:span></text:p>
          </table:table-cell>
          <table:table-cell table:style-name="ce4" office:value-type="string">
            <text:p><text:span text:style-name="T1"><text:a xlink:href="http://dladvm-azhzn01.walgreens.com:8044/Improve/ScorecardWeb/StandardProxy/main?selectedTabId=1">http://dladvm-azhzn01.walgreens.com:8044/Improve/ScorecardWeb/StandardProxy/main?selectedTabId=1</text:a></text:span></text:p>
          </table:table-cell>
          <table:table-cell table:style-name="ce4" office:value-type="string">
            <text:p><text:span text:style-name="T1"><text:a xlink:href="https://m-store.walgreens.com:5043/Improve/ScorecardWeb/StandardProxy/main?selectedTabId=1">https://m-store.walgreens.com:5043/Improve/ScorecardWeb/StandardProxy/main?selectedTabId=1</text:a></text:span>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Customer Scorecard</text:p>
          </table:table-cell>
          <table:table-cell table:style-name="ce4" office:value-type="string">
            <text:p>ResourceComponent</text:p>
          </table:table-cell>
          <table:table-cell table:style-name="ce4" office:value-type="string">
            <text:p><text:span text:style-name="T1"><text:a xlink:href="http://dladvm-azhzn01.walgreens.com:8084/Improve/ScorecardWeb/StandardProxy/main?selectedTabId=105&amp;searchCustomerScorecard=true">http://dladvm-azhzn01.walgreens.com:8084/Improve/ScorecardWeb/StandardProxy/main?selectedTabId=105&amp;searchCustomerScorecard=true</text:a></text:span></text:p>
          </table:table-cell>
          <table:table-cell table:style-name="ce4" office:value-type="string">
            <text:p><text:span text:style-name="T1"><text:a xlink:href="http://dladvm-azhzn01.walgreens.com:8094/Improve/ScorecardWeb/StandardProxy/main?selectedTabId=105&amp;searchCustomerScorecard=true">http://dladvm-azhzn01.walgreens.com:8094/Improve/ScorecardWeb/StandardProxy/main?selectedTabId=105&amp;searchCustomerScorecard=true</text:a></text:span></text:p>
          </table:table-cell>
          <table:table-cell table:style-name="ce4" office:value-type="string">
            <text:p><text:span text:style-name="T1"><text:a xlink:href="http://dladvm-azhzn01.walgreens.com:8044/Improve/ScorecardWeb/StandardProxy/main?selectedTabId=105&amp;searchCustomerScorecard=true">http://dladvm-azhzn01.walgreens.com:8044/Improve/ScorecardWeb/StandardProxy/main?selectedTabId=105&amp;searchCustomerScorecard=true</text:a></text:span></text:p>
          </table:table-cell>
          <table:table-cell table:style-name="ce4" office:value-type="string">
            <text:p><text:span text:style-name="T1"><text:a xlink:href="https://m-store.walgreens.com:5043/Improve/ScorecardWeb/StandardProxy/main?selectedTabId=105&amp;searchCustomerScorecard=true">https://m-store.walgreens.com:5043/Improve/ScorecardWeb/StandardProxy/main?selectedTabId=105&amp;searchCustomerScorecard=true</text:a></text:span>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Clinical Scorecard/KpiScoreCardsActivity</text:p>
          </table:table-cell>
          <table:table-cell table:style-name="ce4" office:value-type="string">
            <text:p>ResourceComponent</text:p>
          </table:table-cell>
          <table:table-cell table:style-name="ce4" office:value-type="string">
            <text:p><text:span text:style-name="T1"><text:a xlink:href="http://wagsam.walgreens.com/ClinicalScorecard/cscLanding.aspx">http://wagsam.walgreens.com/ClinicalScorecard/cscLanding.aspx</text:a></text:span></text:p>
          </table:table-cell>
          <table:table-cell table:style-name="ce4" office:value-type="string">
            <text:p><text:span text:style-name="T1"><text:a xlink:href="http://wagsam.walgreens.com/ClinicalScorecard/cscLanding.aspx">http://wagsam.walgreens.com/ClinicalScorecard/cscLanding.aspx</text:a></text:span></text:p>
          </table:table-cell>
          <table:table-cell table:style-name="ce4" office:value-type="string">
            <text:p><text:span text:style-name="T1"><text:a xlink:href="http://wagsam.walgreens.com/ClinicalScorecard/cscLanding.aspx">http://wagsam.walgreens.com/ClinicalScorecard/cscLanding.aspx</text:a></text:span></text:p>
          </table:table-cell>
          <table:table-cell table:style-name="ce4" office:value-type="string">
            <text:p><text:span text:style-name="T1"><text:a xlink:href="http://wagsam.walgreens.com/ClinicalScorecard/cscLanding.aspx">http://wagsam.walgreens.com/ClinicalScorecard/cscLanding.aspx</text:a></text:span>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Sales Summary/KpiScoreCardsActivity</text:p>
          </table:table-cell>
          <table:table-cell table:style-name="ce4" office:value-type="string">
            <text:p>ResourceComponent</text:p>
          </table:table-cell>
          <table:table-cell table:style-name="ce4" office:value-type="string">
            <text:p><text:span text:style-name="T1"><text:a xlink:href="http://dladvm-azhzn01.walgreens.com:8083/KPI/SNETMWBWeb/servlet/walgreens.mwb.servlet.MWBServlet/Page?pg=R&amp;area=S">http://dladvm-azhzn01.walgreens.com:8083/KPI/SNETMWBWeb/servlet/walgreens.mwb.servlet.MWBServlet/Page?pg=R&amp;area=S</text:a></text:span></text:p>
          </table:table-cell>
          <table:table-cell table:style-name="ce4" office:value-type="string">
            <text:p><text:span text:style-name="T1"><text:a xlink:href="http://dladvm-azhzn01.walgreens.com:8093/KPI/SNETMWBWeb/servlet/walgreens.mwb.servlet.MWBServlet/Page?pg=R&amp;area=S">http://dladvm-azhzn01.walgreens.com:8093/KPI/SNETMWBWeb/servlet/walgreens.mwb.servlet.MWBServlet/Page?pg=R&amp;area=S</text:a></text:span></text:p>
          </table:table-cell>
          <table:table-cell table:style-name="ce4" office:value-type="string">
            <text:p><text:span text:style-name="T1"><text:a xlink:href="http://dladvm-azhzn01.walgreens.com:8043/KPI/SNETMWBWeb/servlet/walgreens.mwb.servlet.MWBServlet/Page?pg=R&amp;area=S">http://dladvm-azhzn01.walgreens.com:8043/KPI/SNETMWBWeb/servlet/walgreens.mwb.servlet.MWBServlet/Page?pg=R&amp;area=S</text:a></text:span></text:p>
          </table:table-cell>
          <table:table-cell table:style-name="ce4" office:value-type="string">
            <text:p><text:span text:style-name="T1"><text:a xlink:href="https://m-store.walgreens.com:5043/KPI/SNETMWBWeb/servlet/walgreens.mwb.servlet.MWBServlet/Page?pg=R&amp;area=S">https://m-store.walgreens.com:5043/KPI/SNETMWBWeb/servlet/walgreens.mwb.servlet.MWBServlet/Page?pg=R&amp;area=S</text:a></text:span>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Rx Summary/KpiScoreCardsActivity</text:p>
          </table:table-cell>
          <table:table-cell table:style-name="ce4" office:value-type="string">
            <text:p>ResourceComponent</text:p>
          </table:table-cell>
          <table:table-cell table:style-name="ce4" office:value-type="string">
            <text:p><text:span text:style-name="T1"><text:a xlink:href="http://dladvm-azhzn01.walgreens.com:8083/KPI/SNETMWBWeb/servlet/walgreens.mwb.servlet.MWBServlet/Page?pg=R&amp;area=K">http://dladvm-azhzn01.walgreens.com:8083/KPI/SNETMWBWeb/servlet/walgreens.mwb.servlet.MWBServlet/Page?pg=R&amp;area=K</text:a></text:span></text:p>
          </table:table-cell>
          <table:table-cell table:style-name="ce4" office:value-type="string">
            <text:p><text:span text:style-name="T1"><text:a xlink:href="http://dladvm-azhzn01.walgreens.com:8093/KPI/SNETMWBWeb/servlet/walgreens.mwb.servlet.MWBServlet/Page?pg=R&amp;area=K">http://dladvm-azhzn01.walgreens.com:8093/KPI/SNETMWBWeb/servlet/walgreens.mwb.servlet.MWBServlet/Page?pg=R&amp;area=K</text:a></text:span></text:p>
          </table:table-cell>
          <table:table-cell table:style-name="ce4" office:value-type="string">
            <text:p><text:span text:style-name="T1"><text:a xlink:href="http://dladvm-azhzn01.walgreens.com:8043/KPI/SNETMWBWeb/servlet/walgreens.mwb.servlet.MWBServlet/Page?pg=R&amp;area=K">http://dladvm-azhzn01.walgreens.com:8043/KPI/SNETMWBWeb/servlet/walgreens.mwb.servlet.MWBServlet/Page?pg=R&amp;area=K</text:a></text:span></text:p>
          </table:table-cell>
          <table:table-cell table:style-name="ce4" office:value-type="string">
            <text:p><text:span text:style-name="T1"><text:a xlink:href="https://m-store.walgreens.com:5043/KPI/SNETMWBWeb/servlet/walgreens.mwb.servlet.MWBServlet/Page?pg=R&amp;area=K">https://m-store.walgreens.com:5043/KPI/SNETMWBWeb/servlet/walgreens.mwb.servlet.MWBServlet/Page?pg=R&amp;area=K</text:a></text:span>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Payroll Overview/KpiScoreCardsActivity</text:p>
          </table:table-cell>
          <table:table-cell table:style-name="ce4" office:value-type="string">
            <text:p>ResourceComponent</text:p>
          </table:table-cell>
          <table:table-cell table:style-name="ce4" office:value-type="string">
            <text:p><text:span text:style-name="T1"><text:a xlink:href="http://dladvm-azhzn01.walgreens.com:8083/KPI/PayrollWeb/StandardProxy/main">http://dladvm-azhzn01.walgreens.com:8083/KPI/PayrollWeb/StandardProxy/main</text:a></text:span></text:p>
          </table:table-cell>
          <table:table-cell table:style-name="ce4" office:value-type="string">
            <text:p><text:span text:style-name="T1"><text:a xlink:href="http://dladvm-azhzn01.walgreens.com:8093/KPI/PayrollWeb/StandardProxy/main">http://dladvm-azhzn01.walgreens.com:8093/KPI/PayrollWeb/StandardProxy/main</text:a></text:span></text:p>
          </table:table-cell>
          <table:table-cell table:style-name="ce4" office:value-type="string">
            <text:p><text:span text:style-name="T1"><text:a xlink:href="http://dladvm-azhzn01.walgreens.com:8043/KPI/PayrollWeb/StandardProxy/main">http://dladvm-azhzn01.walgreens.com:8043/KPI/PayrollWeb/StandardProxy/main</text:a></text:span></text:p>
          </table:table-cell>
          <table:table-cell table:style-name="ce4" office:value-type="string">
            <text:p><text:span text:style-name="T1"><text:a xlink:href="https://m-store.walgreens.com:5043/KPI/PayrollWeb/StandardProxy/main">https://m-store.walgreens.com:5043/KPI/PayrollWeb/StandardProxy/main</text:a></text:span>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Employee Payroll Summary/KpiScoreCardsActivity</text:p>
          </table:table-cell>
          <table:table-cell table:style-name="ce4" office:value-type="string">
            <text:p>ResourceComponent</text:p>
          </table:table-cell>
          <table:table-cell table:style-name="ce4" office:value-type="string">
            <text:p><text:span text:style-name="T1"><text:a xlink:href="http://dladvm-azhzn01.walgreens.com:8083/KPI/PayrollWeb/StandardProxy/viewSummary?screenType=EMPLOYEE">http://dladvm-azhzn01.walgreens.com:8083/KPI/PayrollWeb/StandardProxy/viewSummary?screenType=EMPLOYEE</text:a></text:span></text:p>
          </table:table-cell>
          <table:table-cell table:style-name="ce4" office:value-type="string">
            <text:p><text:span text:style-name="T1"><text:a xlink:href="http://dladvm-azhzn01.walgreens.com:8093/KPI/PayrollWeb/StandardProxy/viewSummary?screenType=EMPLOYEE">http://dladvm-azhzn01.walgreens.com:8093/KPI/PayrollWeb/StandardProxy/viewSummary?screenType=EMPLOYEE</text:a></text:span></text:p>
          </table:table-cell>
          <table:table-cell table:style-name="ce4" office:value-type="string">
            <text:p><text:span text:style-name="T1"><text:a xlink:href="http://dladvm-azhzn01.walgreens.com:8043/KPI/PayrollWeb/StandardProxy/viewSummary?screenType=EMPLOYEE">http://dladvm-azhzn01.walgreens.com:8043/KPI/PayrollWeb/StandardProxy/viewSummary?screenType=EMPLOYEE</text:a></text:span></text:p>
          </table:table-cell>
          <table:table-cell table:style-name="ce4" office:value-type="string">
            <text:p><text:span text:style-name="T1"><text:a xlink:href="https://m-store.walgreens.com:5043/KPI/PayrollWeb/StandardProxy/viewSummary?screenType=EMPLOYEE">https://m-store.walgreens.com:5043/KPI/PayrollWeb/StandardProxy/viewSummary?screenType=EMPLOYEE</text:a></text:span>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Receipt Survey/KpiScoreCardsActivity</text:p>
          </table:table-cell>
          <table:table-cell table:style-name="ce4" office:value-type="string">
            <text:p>ResourceComponent</text:p>
          </table:table-cell>
          <table:table-cell table:style-name="ce4" office:value-type="string">
            <text:p><text:span text:style-name="T1"><text:a xlink:href="http://dladvm-azhzn01.walgreens.com:8083/KPI/SNETMWBWeb/servlet/walgreens.mwb.servlet.MWBServlet/Page?pg=R&amp;area=IVR&amp;type=ALR">http://dladvm-azhzn01.walgreens.com:8083/KPI/SNETMWBWeb/servlet/walgreens.mwb.servlet.MWBServlet/Page?pg=R&amp;area=IVR&amp;type=ALR</text:a></text:span></text:p>
          </table:table-cell>
          <table:table-cell table:style-name="ce4" office:value-type="string">
            <text:p><text:span text:style-name="T1"><text:a xlink:href="http://dladvm-azhzn01.walgreens.com:8093/KPI/SNETMWBWeb/servlet/walgreens.mwb.servlet.MWBServlet/Page?pg=R&amp;area=IVR&amp;type=ALR">http://dladvm-azhzn01.walgreens.com:8093/KPI/SNETMWBWeb/servlet/walgreens.mwb.servlet.MWBServlet/Page?pg=R&amp;area=IVR&amp;type=ALR</text:a></text:span></text:p>
          </table:table-cell>
          <table:table-cell table:style-name="ce4" office:value-type="string">
            <text:p><text:span text:style-name="T1"><text:a xlink:href="http://dladvm-azhzn01.walgreens.com:8043/KPI/SNETMWBWeb/servlet/walgreens.mwb.servlet.MWBServlet/Page?pg=R&amp;area=IVR&amp;type=ALR">http://dladvm-azhzn01.walgreens.com:8043/KPI/SNETMWBWeb/servlet/walgreens.mwb.servlet.MWBServlet/Page?pg=R&amp;area=IVR&amp;type=ALR</text:a></text:span></text:p>
          </table:table-cell>
          <table:table-cell table:style-name="ce4" office:value-type="string">
            <text:p><text:span text:style-name="T1"><text:a xlink:href="https://m-store.walgreens.com:5043/KPI/SNETMWBWeb/servlet/walgreens.mwb.servlet.MWBServlet/Page?pg=R&amp;area=IVR&amp;type=ALR">https://m-store.walgreens.com:5043/KPI/SNETMWBWeb/servlet/walgreens.mwb.servlet.MWBServlet/Page?pg=R&amp;area=IVR&amp;type=ALR</text:a></text:span>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90 Day/ImproveReportsActivity</text:p>
          </table:table-cell>
          <table:table-cell table:style-name="ce4" office:value-type="string">
            <text:p>ResourceComponent</text:p>
          </table:table-cell>
          <table:table-cell table:style-name="ce4" office:value-type="string">
            <text:p><text:span text:style-name="T1"><text:a xlink:href="http://dladvm-azhzn01.walgreens.com:8084/Improve/prodpublisher/ninetyday/reporting/reports">http://dladvm-azhzn01.walgreens.com:8084/Improve/prodpublisher/ninetyday/reporting/reports</text:a></text:span></text:p>
          </table:table-cell>
          <table:table-cell table:style-name="ce4" office:value-type="string">
            <text:p><text:span text:style-name="T1"><text:a xlink:href="http://dladvm-azhzn01.walgreens.com:8094/Improve/prodpublisher/ninetyday/reporting/reports">http://dladvm-azhzn01.walgreens.com:8094/Improve/prodpublisher/ninetyday/reporting/reports</text:a></text:span></text:p>
          </table:table-cell>
          <table:table-cell table:style-name="ce4" office:value-type="string">
            <text:p><text:span text:style-name="T1"><text:a xlink:href="http://dladvm-azhzn01.walgreens.com:8044/Improve/prodpublisher/ninetyday/reporting/reports">http://dladvm-azhzn01.walgreens.com:8044/Improve/prodpublisher/ninetyday/reporting/reports</text:a></text:span></text:p>
          </table:table-cell>
          <table:table-cell table:style-name="ce4" office:value-type="string">
            <text:p><text:span text:style-name="T1"><text:a xlink:href="https://m-store.walgreens.com:5043/Improve/prodpublisher/ninetyday/reporting/reports">https://m-store.walgreens.com:5043/Improve/prodpublisher/ninetyday/reporting/reports</text:a></text:span>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Compounding/ImproveReportsActivity</text:p>
          </table:table-cell>
          <table:table-cell table:style-name="ce4" office:value-type="string">
            <text:p>ResourceComponent</text:p>
          </table:table-cell>
          <table:table-cell table:style-name="ce4" office:value-type="string">
            <text:p><text:span text:style-name="T1"><text:a xlink:href="http://dladvm-azhzn01.walgreens.com:8084/Improve/prodpublisher/compounding/reporting/reporting">http://dladvm-azhzn01.walgreens.com:8084/Improve/prodpublisher/compounding/reporting/reporting</text:a></text:span></text:p>
          </table:table-cell>
          <table:table-cell table:style-name="ce4" office:value-type="string">
            <text:p><text:span text:style-name="T1"><text:a xlink:href="http://dladvm-azhzn01.walgreens.com:8094/Improve/prodpublisher/compounding/reporting/reporting">http://dladvm-azhzn01.walgreens.com:8094/Improve/prodpublisher/compounding/reporting/reporting</text:a></text:span></text:p>
          </table:table-cell>
          <table:table-cell table:style-name="ce4" office:value-type="string">
            <text:p><text:span text:style-name="T1"><text:a xlink:href="http://dladvm-azhzn01.walgreens.com:8044/Improve/prodpublisher/compounding/reporting/reporting">http://dladvm-azhzn01.walgreens.com:8044/Improve/prodpublisher/compounding/reporting/reporting</text:a></text:span></text:p>
          </table:table-cell>
          <table:table-cell table:style-name="ce4" office:value-type="string">
            <text:p><text:span text:style-name="T1"><text:a xlink:href="https://m-store.walgreens.com:5043/Improve/prodpublisher/compounding/reporting/reporting">https://m-store.walgreens.com:5043/Improve/prodpublisher/compounding/reporting/reporting</text:a></text:span>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HIV/ImproveReportsActivity</text:p>
          </table:table-cell>
          <table:table-cell table:style-name="ce4" office:value-type="string">
            <text:p>ResourceComponent</text:p>
          </table:table-cell>
          <table:table-cell table:style-name="ce4" office:value-type="string">
            <text:p><text:span text:style-name="T1"><text:a xlink:href="http://dladvm-azhzn01.walgreens.com:8084/Improve/prodpublisher/pc_hiv/reporting/reporting">http://dladvm-azhzn01.walgreens.com:8084/Improve/prodpublisher/pc_hiv/reporting/reporting</text:a></text:span></text:p>
          </table:table-cell>
          <table:table-cell table:style-name="ce4" office:value-type="string">
            <text:p><text:span text:style-name="T1"><text:a xlink:href="http://dladvm-azhzn01.walgreens.com:8094/Improve/prodpublisher/pc_hiv/reporting/reporting">http://dladvm-azhzn01.walgreens.com:8094/Improve/prodpublisher/pc_hiv/reporting/reporting</text:a></text:span></text:p>
          </table:table-cell>
          <table:table-cell table:style-name="ce4" office:value-type="string">
            <text:p><text:span text:style-name="T1"><text:a xlink:href="http://dladvm-azhzn01.walgreens.com:8044/Improve/prodpublisher/pc_hiv/reporting/reporting">http://dladvm-azhzn01.walgreens.com:8044/Improve/prodpublisher/pc_hiv/reporting/reporting</text:a></text:span></text:p>
          </table:table-cell>
          <table:table-cell table:style-name="ce4" office:value-type="string">
            <text:p><text:span text:style-name="T1"><text:a xlink:href="https://m-store.walgreens.com:5043/Improve/prodpublisher/pc_hiv/reporting/reporting">https://m-store.walgreens.com:5043/Improve/prodpublisher/pc_hiv/reporting/reporting</text:a></text:span>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Hep C Specialty Network/ImproveReportsActivity</text:p>
          </table:table-cell>
          <table:table-cell table:style-name="ce4" office:value-type="string">
            <text:p>ResourceComponent</text:p>
          </table:table-cell>
          <table:table-cell table:style-name="ce4" office:value-type="string">
            <text:p><text:span text:style-name="T1"><text:a xlink:href="http://dladvm-azhzn01.walgreens.com:8084/Improve/prodpublisher/pc_hepatitis/specialty_network_report/">http://dladvm-azhzn01.walgreens.com:8084/Improve/prodpublisher/pc_hepatitis/specialty_network_report/</text:a></text:span></text:p>
          </table:table-cell>
          <table:table-cell table:style-name="ce4" office:value-type="string">
            <text:p><text:span text:style-name="T1"><text:a xlink:href="http://dladvm-azhzn01.walgreens.com:8094/Improve/prodpublisher/pc_hepatitis/specialty_network_report/">http://dladvm-azhzn01.walgreens.com:8094/Improve/prodpublisher/pc_hepatitis/specialty_network_report/</text:a></text:span></text:p>
          </table:table-cell>
          <table:table-cell table:style-name="ce4" office:value-type="string">
            <text:p><text:span text:style-name="T1"><text:a xlink:href="http://dladvm-azhzn01.walgreens.com:8044/Improve/prodpublisher/pc_hepatitis/specialty_network_report/">http://dladvm-azhzn01.walgreens.com:8044/Improve/prodpublisher/pc_hepatitis/specialty_network_report/</text:a></text:span></text:p>
          </table:table-cell>
          <table:table-cell table:style-name="ce4" office:value-type="string">
            <text:p><text:span text:style-name="T1"><text:a xlink:href="https://m-store.walgreens.com:5043/Improve/prodpublisher/pc_hepatitis/specialty_network_report/">https://m-store.walgreens.com:5043/Improve/prodpublisher/pc_hepatitis/specialty_network_report/</text:a></text:span>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Health Systems Pharmacy (HSRx) Bedside Delivery/ImproveReportsActivity</text:p>
          </table:table-cell>
          <table:table-cell table:style-name="ce4" office:value-type="string">
            <text:p>ResourceComponent</text:p>
          </table:table-cell>
          <table:table-cell table:style-name="ce4" office:value-type="string">
            <text:p><text:span text:style-name="T1"><text:a xlink:href="http://dladvm-azhzn01.walgreens.com:8084/Improve/prodpublisher/bedside_delivery/monthly_reports/bedside_delivery_reporting">http://dladvm-azhzn01.walgreens.com:8084/Improve/prodpublisher/bedside_delivery/monthly_reports/bedside_delivery_reporting</text:a></text:span></text:p>
          </table:table-cell>
          <table:table-cell table:style-name="ce4" office:value-type="string">
            <text:p><text:span text:style-name="T1"><text:a xlink:href="http://dladvm-azhzn01.walgreens.com:8094/Improve/prodpublisher/bedside_delivery/monthly_reports/bedside_delivery_reporting">http://dladvm-azhzn01.walgreens.com:8094/Improve/prodpublisher/bedside_delivery/monthly_reports/bedside_delivery_reporting</text:a></text:span></text:p>
          </table:table-cell>
          <table:table-cell table:style-name="ce4" office:value-type="string">
            <text:p><text:span text:style-name="T1"><text:a xlink:href="http://dladvm-azhzn01.walgreens.com:8044/Improve/prodpublisher/bedside_delivery/monthly_reports/bedside_delivery_reporting">http://dladvm-azhzn01.walgreens.com:8044/Improve/prodpublisher/bedside_delivery/monthly_reports/bedside_delivery_reporting</text:a></text:span></text:p>
          </table:table-cell>
          <table:table-cell table:style-name="ce4" office:value-type="string">
            <text:p><text:span text:style-name="T1"><text:a xlink:href="https://m-store.walgreens.com:5043/Improve/prodpublisher/bedside_delivery/monthly_reports/bedside_delivery_reporting">https://m-store.walgreens.com:5043/Improve/prodpublisher/bedside_delivery/monthly_reports/bedside_delivery_reporting</text:a></text:span>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Hospice/ImproveReportsActivity</text:p>
          </table:table-cell>
          <table:table-cell table:style-name="ce4" office:value-type="string">
            <text:p>ResourceComponent</text:p>
          </table:table-cell>
          <table:table-cell table:style-name="ce4" office:value-type="string">
            <text:p><text:span text:style-name="T1"><text:a xlink:href="http://dladvm-azhzn01.walgreens.com:8084/Improve/prodpublisher/hospice_program/reporting/reporting">http://dladvm-azhzn01.walgreens.com:8084/Improve/prodpublisher/hospice_program/reporting/reporting</text:a></text:span></text:p>
          </table:table-cell>
          <table:table-cell table:style-name="ce4" office:value-type="string">
            <text:p><text:span text:style-name="T1"><text:a xlink:href="http://dladvm-azhzn01.walgreens.com:8094/Improve/prodpublisher/hospice_program/reporting/reporting">http://dladvm-azhzn01.walgreens.com:8094/Improve/prodpublisher/hospice_program/reporting/reporting</text:a></text:span></text:p>
          </table:table-cell>
          <table:table-cell table:style-name="ce4" office:value-type="string">
            <text:p><text:span text:style-name="T1"><text:a xlink:href="http://dladvm-azhzn01.walgreens.com:8044/Improve/prodpublisher/hospice_program/reporting/reporting">http://dladvm-azhzn01.walgreens.com:8044/Improve/prodpublisher/hospice_program/reporting/reporting</text:a></text:span></text:p>
          </table:table-cell>
          <table:table-cell table:style-name="ce4" office:value-type="string">
            <text:p><text:span text:style-name="T1"><text:a xlink:href="https://m-store.walgreens.com:5043/Improve/prodpublisher/hospice_program/reporting/reporting">https://m-store.walgreens.com:5043/Improve/prodpublisher/hospice_program/reporting/reporting</text:a></text:span>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ABC No Credit Returns Report/ImproveReportsActivity</text:p>
          </table:table-cell>
          <table:table-cell table:style-name="ce4" office:value-type="string">
            <text:p>ResourceComponent</text:p>
          </table:table-cell>
          <table:table-cell table:style-name="ce4" office:value-type="string">
            <text:p><text:span text:style-name="T1"><text:a xlink:href="http://dladvm-azhzn01.walgreens.com:8084/Improve/prodpublisher/sims/sims_pharm/abc_no_credit_returns_report_landing_page">http://dladvm-azhzn01.walgreens.com:8084/Improve/prodpublisher/sims/sims_pharm/abc_no_credit_returns_report_landing_page</text:a></text:span></text:p>
          </table:table-cell>
          <table:table-cell table:style-name="ce4" office:value-type="string">
            <text:p><text:span text:style-name="T1"><text:a xlink:href="http://dladvm-azhzn01.walgreens.com:8094/Improve/prodpublisher/sims/sims_pharm/abc_no_credit_returns_report_landing_page">http://dladvm-azhzn01.walgreens.com:8094/Improve/prodpublisher/sims/sims_pharm/abc_no_credit_returns_report_landing_page</text:a></text:span></text:p>
          </table:table-cell>
          <table:table-cell table:style-name="ce4" office:value-type="string">
            <text:p><text:span text:style-name="T1"><text:a xlink:href="http://dladvm-azhzn01.walgreens.com:8044/Improve/prodpublisher/sims/sims_pharm/abc_no_credit_returns_report_landing_page">http://dladvm-azhzn01.walgreens.com:8044/Improve/prodpublisher/sims/sims_pharm/abc_no_credit_returns_report_landing_page</text:a></text:span></text:p>
          </table:table-cell>
          <table:table-cell table:style-name="ce4" office:value-type="string">
            <text:p><text:span text:style-name="T1"><text:a xlink:href="https://m-store.walgreens.com:5043/Improve/prodpublisher/sims/sims_pharm/abc_no_credit_returns_report_landing_page">https://m-store.walgreens.com:5043/Improve/prodpublisher/sims/sims_pharm/abc_no_credit_returns_report_landing_page</text:a></text:span>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Financial Monthly Services Report</text:p>
          </table:table-cell>
          <table:table-cell table:style-name="ce4" office:value-type="string">
            <text:p>ResourceComponent</text:p>
          </table:table-cell>
          <table:table-cell table:style-name="ce4" office:value-type="string">
            <text:p><text:span text:style-name="T1"><text:a xlink:href="http://dladvm-azhzn01.walgreens.com:8084/Improve/prodpublisher/rfs/home/reports">http://dladvm-azhzn01.walgreens.com:8084/Improve/prodpublisher/rfs/home/reports</text:a></text:span></text:p>
          </table:table-cell>
          <table:table-cell table:style-name="ce4" office:value-type="string">
            <text:p><text:span text:style-name="T1"><text:a xlink:href="http://dladvm-azhzn01.walgreens.com:8094/Improve/prodpublisher/rfs/home/reports">http://dladvm-azhzn01.walgreens.com:8094/Improve/prodpublisher/rfs/home/reports</text:a></text:span></text:p>
          </table:table-cell>
          <table:table-cell table:style-name="ce4" office:value-type="string">
            <text:p><text:span text:style-name="T1"><text:a xlink:href="http://dladvm-azhzn01.walgreens.com:8044/Improve/prodpublisher/rfs/home/reports">http://dladvm-azhzn01.walgreens.com:8044/Improve/prodpublisher/rfs/home/reports</text:a></text:span></text:p>
          </table:table-cell>
          <table:table-cell table:style-name="ce4" office:value-type="string">
            <text:p><text:span text:style-name="T1"><text:a xlink:href="https://m-store.walgreens.com:5043/Improve/prodpublisher/rfs/home/reports">https://m-store.walgreens.com:5043/Improve/prodpublisher/rfs/home/reports</text:a></text:span>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Department Trends Reports</text:p>
          </table:table-cell>
          <table:table-cell table:style-name="ce4" office:value-type="string">
            <text:p>ResourceComponent</text:p>
          </table:table-cell>
          <table:table-cell table:style-name="ce4" office:value-type="string">
            <text:p><text:span text:style-name="T1"><text:a xlink:href="http://dladvm-azhzn01.walgreens.com:8084/Improve/StoreTrend/servlet/com.walgreens.storetrend.proxy.StoreTrendProxy/STIndex">http://dladvm-azhzn01.walgreens.com:8084/Improve/StoreTrend/servlet/com.walgreens.storetrend.proxy.StoreTrendProxy/STIndex</text:a></text:span></text:p>
          </table:table-cell>
          <table:table-cell table:style-name="ce4" office:value-type="string">
            <text:p><text:span text:style-name="T1"><text:a xlink:href="http://dladvm-azhzn01.walgreens.com:8094/Improve/StoreTrend/servlet/com.walgreens.storetrend.proxy.StoreTrendProxy/STIndex">http://dladvm-azhzn01.walgreens.com:8094/Improve/StoreTrend/servlet/com.walgreens.storetrend.proxy.StoreTrendProxy/STIndex</text:a></text:span></text:p>
          </table:table-cell>
          <table:table-cell table:style-name="ce4" office:value-type="string">
            <text:p><text:span text:style-name="T1"><text:a xlink:href="http://dladvm-azhzn01.walgreens.com:8044/Improve/StoreTrend/servlet/com.walgreens.storetrend.proxy.StoreTrendProxy/STIndex">http://dladvm-azhzn01.walgreens.com:8044/Improve/StoreTrend/servlet/com.walgreens.storetrend.proxy.StoreTrendProxy/STIndex</text:a></text:span></text:p>
          </table:table-cell>
          <table:table-cell table:style-name="ce4" office:value-type="string">
            <text:p><text:span text:style-name="T1"><text:a xlink:href="https://m-store.walgreens.com:5043/Improve/StoreTrend/servlet/com.walgreens.storetrend.proxy.StoreTrendProxy/STIndex">https://m-store.walgreens.com:5043/Improve/StoreTrend/servlet/com.walgreens.storetrend.proxy.StoreTrendProxy/STIndex</text:a></text:span>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Top 50 Non-Ad Items Store vs. Peer Current</text:p>
          </table:table-cell>
          <table:table-cell table:style-name="ce4" office:value-type="string">
            <text:p>ResourceComponent</text:p>
          </table:table-cell>
          <table:table-cell table:style-name="ce4" office:value-type="string">
            <text:p><text:span text:style-name="T1"><text:a xlink:href="http://dladvm-azhzn01.walgreens.com:8084/Improve/Top100/servlet/walgreens.top100.proxy.Top100Proxy/FrameTop50TY">http://dladvm-azhzn01.walgreens.com:8084/Improve/Top100/servlet/walgreens.top100.proxy.Top100Proxy/FrameTop50TY</text:a></text:span></text:p>
          </table:table-cell>
          <table:table-cell table:style-name="ce4" office:value-type="string">
            <text:p><text:span text:style-name="T1"><text:a xlink:href="http://dladvm-azhzn01.walgreens.com:8094/Improve/Top100/servlet/walgreens.top100.proxy.Top100Proxy/FrameTop50TY">http://dladvm-azhzn01.walgreens.com:8094/Improve/Top100/servlet/walgreens.top100.proxy.Top100Proxy/FrameTop50TY</text:a></text:span></text:p>
          </table:table-cell>
          <table:table-cell table:style-name="ce4" office:value-type="string">
            <text:p><text:span text:style-name="T1"><text:a xlink:href="http://dladvm-azhzn01.walgreens.com:8044/Improve/Top100/servlet/walgreens.top100.proxy.Top100Proxy/FrameTop50TY">http://dladvm-azhzn01.walgreens.com:8044/Improve/Top100/servlet/walgreens.top100.proxy.Top100Proxy/FrameTop50TY</text:a></text:span></text:p>
          </table:table-cell>
          <table:table-cell table:style-name="ce4" office:value-type="string">
            <text:p><text:span text:style-name="T1"><text:a xlink:href="https://m-store.walgreens.com:5043/Improve/Top100/servlet/walgreens.top100.proxy.Top100Proxy/FrameTop50TY">https://m-store.walgreens.com:5043/Improve/Top100/servlet/walgreens.top100.proxy.Top100Proxy/FrameTop50TY</text:a></text:span>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Front End Sales Drivers</text:p>
          </table:table-cell>
          <table:table-cell table:number-columns-repeated="1023"/>
        </table:table-row>
        <table:table-row table:style-name="ro3">
          <table:table-cell table:style-name="ce7" office:value-type="string">
            <text:p>Non-Basic Direct Store Deliver Items Report</text:p>
          </table:table-cell>
          <table:table-cell table:number-columns-repeated="1023"/>
        </table:table-row>
        <table:table-row table:style-name="ro3">
          <table:table-cell table:style-name="ce7" office:value-type="string">
            <text:p>Wellness Guides Goals and Results</text:p>
          </table:table-cell>
          <table:table-cell table:number-columns-repeated="1023"/>
        </table:table-row>
        <table:table-row table:style-name="ro4">
          <table:table-cell table:style-name="ce7" office:value-type="string">
            <text:p>Beauty Must Haves</text:p>
          </table:table-cell>
          <table:table-cell table:number-columns-repeated="1023"/>
        </table:table-row>
        <table:table-row table:style-name="ro4">
          <table:table-cell table:style-name="ce7" office:value-type="string">
            <text:p>Boots No 7 Pilot</text:p>
          </table:table-cell>
          <table:table-cell table:number-columns-repeated="1023"/>
        </table:table-row>
        <table:table-row table:style-name="ro3">
          <table:table-cell table:style-name="ce7" office:value-type="string">
            <text:p>Service Recovery Compensation</text:p>
          </table:table-cell>
          <table:table-cell table:number-columns-repeated="1023"/>
        </table:table-row>
        <table:table-row table:style-name="ro3">
          <table:table-cell table:style-name="ce7" office:value-type="string">
            <text:p>Beauty Enthusiast Store-Level Report</text:p>
          </table:table-cell>
          <table:table-cell table:number-columns-repeated="1023"/>
        </table:table-row>
        <table:table-row table:style-name="ro4">
          <table:table-cell table:style-name="ce7" office:value-type="string">
            <text:p>Beauty Enthusiast Sign Up</text:p>
          </table:table-cell>
          <table:table-cell table:number-columns-repeated="1023"/>
        </table:table-row>
        <table:table-row table:style-name="ro4">
          <table:table-cell table:style-name="ce7" office:value-type="string">
            <text:p>Order Testers</text:p>
          </table:table-cell>
          <table:table-cell table:number-columns-repeated="1023"/>
        </table:table-row>
        <table:table-row table:style-name="ro4">
          <table:table-cell table:style-name="ce7" office:value-type="string">
            <text:p>Beauty Website</text:p>
          </table:table-cell>
          <table:table-cell table:number-columns-repeated="1023"/>
        </table:table-row>
        <table:table-row table:style-name="ro4">
          <table:table-cell table:style-name="ce7" office:value-type="string">
            <text:p>What's Hot</text:p>
          </table:table-cell>
          <table:table-cell table:number-columns-repeated="1023"/>
        </table:table-row>
        <table:table-row table:style-name="ro4">
          <table:table-cell table:style-name="ce7" office:value-type="string">
            <text:p>Beauty Brand Directory</text:p>
          </table:table-cell>
          <table:table-cell table:number-columns-repeated="1023"/>
        </table:table-row>
        <table:table-row table:style-name="ro4">
          <table:table-cell table:style-name="ce7" office:value-type="string">
            <text:p>Beauty Must Have's</text:p>
          </table:table-cell>
          <table:table-cell table:number-columns-repeated="1023"/>
        </table:table-row>
        <table:table-row table:style-name="ro3">
          <table:table-cell table:style-name="ce7" office:value-type="string">
            <text:p>Walgreens.com Beauty Department</text:p>
          </table:table-cell>
          <table:table-cell table:number-columns-repeated="1023"/>
        </table:table-row>
        <table:table-row table:style-name="ro4" table:number-rows-repeated="1048514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3">23/07/2018</text:date>, <text:time>15:4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reate_20_Profile" style:display-name="PageStyle_Create Profil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dd_20_Credit_20_Card" style:display-name="PageStyle_Add Credit Card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dd_20_Gift_20_Card" style:display-name="PageStyle_Add Gift Card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ay_20_Online" style:display-name="PageStyle_Pay Onlin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_20_Profile" style:display-name="PageStyle_Update Profil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ick_20_Reorder" style:display-name="PageStyle_Quick Reord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ait_20_List" style:display-name="PageStyle_Wait Lis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obile_20_Pay" style:display-name="PageStyle_Mobile Pa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RLs" style:display-name="PageStyle_UR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22:36:50</meta:creation-date>
    <dc:creator>Abdus Salam </dc:creator>
    <dc:date>2018-07-23T15:44:57</dc:date>
    <meta:editing-cycles>168</meta:editing-cycles>
    <meta:editing-duration>P4DT7H11M7S</meta:editing-duration>
    <meta:document-statistic meta:table-count="9" meta:cell-count="670" meta:object-count="0"/>
    <meta:generator>OpenOffice/4.1.5$Unix OpenOffice.org_project/415m1$Build-9789</meta:generator>
    <meta:user-defined meta:name="KSOProductBuildVer">1033-10.1.0.5783</meta:user-defined>
  </office:meta>
</office:document-meta>
</file>